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E00000118C52FDB875863C654.png" manifest:media-type="image/png"/>
  <manifest:file-entry manifest:full-path="Pictures/10003F3B0000BF40000069008B49EC68DE0C6C3A.pdf" manifest:media-type="application/pdf"/>
  <manifest:file-entry manifest:full-path="Pictures/100002010000030E000002806C865FE3E6808201.png" manifest:media-type="image/png"/>
  <manifest:file-entry manifest:full-path="Pictures/10000201000001D100000149E06BB54088DB95FB.png" manifest:media-type="image/png"/>
  <manifest:file-entry manifest:full-path="Pictures/10000201000000D4000000D4A199CFE9DDA3CCF3.png" manifest:media-type="image/png"/>
  <manifest:file-entry manifest:full-path="Pictures/10000201000006AF000004BC346C799D3AAF2907.png" manifest:media-type="image/png"/>
  <manifest:file-entry manifest:full-path="Pictures/1000020100000348000002539D23344986704D7F.png" manifest:media-type="image/png"/>
  <manifest:file-entry manifest:full-path="Pictures/10001F98000074680000526C98D49457C3A38246.emf" manifest:media-type="image/x-emf"/>
  <manifest:file-entry manifest:full-path="Pictures/1000032C000015E0000015E02E253F1D761069AA.emf" manifest:media-type="image/x-emf"/>
  <manifest:file-entry manifest:full-path="Pictures/10000201000009C4000000E6BB4D67D3ED2A31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pitch="variable"/>
    <style:font-face style:name="Liberation Serif1" svg:font-family="'Liberation Serif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justify" draw:textarea-vertical-align="top" draw:fit-to-contour="true" fo:min-height="3.018cm" draw:shadow-color="#808080" draw:visible-area-left="0cm" draw:visible-area-top="0cm" draw:visible-area-width="5cm" draw:visible-area-height="5cm" draw:ole-draw-aspect="1"/>
      <style:paragraph-properties style:writing-mode="lr-tb"/>
    </style:style>
    <style:style style:name="pr1" style:family="presentation" style:parent-style-name="Title2-notes">
      <style:graphic-properties draw:fill-color="#ffffff" draw:auto-grow-height="true" fo:min-height="11.192cm"/>
      <style:paragraph-properties style:writing-mode="lr-tb"/>
    </style:style>
    <style:style style:name="pr2" style:family="presentation" style:parent-style-name="Default_20_1-title">
      <style:graphic-properties draw:auto-grow-height="true" fo:min-height="2.487cm"/>
      <style:paragraph-properties style:writing-mode="lr-tb"/>
    </style:style>
    <style:style style:name="pr3" style:family="presentation" style:parent-style-name="Default_20_1-notes">
      <style:graphic-properties draw:fill-color="#ffffff" draw:auto-grow-height="true" fo:min-height="12.792cm"/>
      <style:paragraph-properties style:writing-mode="lr-tb"/>
    </style:style>
    <style:style style:name="pr4" style:family="presentation" style:parent-style-name="Title6-notes">
      <style:graphic-properties draw:fill-color="#ffffff" draw:auto-grow-height="true" fo:min-height="11.19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en" fo:country="US"/>
    </style:style>
    <style:style style:name="P2" style:family="paragraph">
      <style:paragraph-properties fo:text-align="start"/>
      <style:text-properties style:font-name="Arial" fo:font-weight="bold" style:font-weight-asian="bold" style:font-weight-complex="bold"/>
    </style:style>
    <style:style style:name="P3" style:family="paragraph">
      <style:paragraph-properties fo:text-align="start" style:writing-mode="lr-tb"/>
      <style:text-properties style:font-name="Arial" fo:language="en" fo:country="US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Arial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etworked Embedded Systems</presentation:footer-decl>
      <draw:page draw:name="page1" draw:style-name="dp1" draw:master-page-name="Title2" presentation:presentation-page-layout-name="AL1T0" presentation:use-footer-name="ftr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7.057cm" svg:height="9.596cm" svg:x="1.335cm" svg:y="3.554cm" draw:page-number="1" presentation:class="page"/>
          <draw:frame presentation:style-name="pr1" draw:text-style-name="P1" draw:layer="layout" svg:width="15.787cm" svg:height="11.192cm" svg:x="1.97cm" svg:y="13.683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30.947cm" svg:height="2.487cm" svg:x="1.301cm" svg:y="1.731cm" presentation:class="title" presentation:user-transformed="true">
          <draw:text-box>
            <text:p text:style-name="P2"><text:span text:style-name="T1">Monolithic Web Based HMI</text:span></text:p>
          </draw:text-box>
        </draw:frame>
        <draw:frame draw:style-name="gr2" draw:text-style-name="P4" draw:layer="layout" svg:width="22.509cm" svg:height="12.356cm" svg:x="5.401cm" svg:y="4.5cm">
          <draw:image xlink:href="Pictures/10003F3B0000BF40000069008B49EC68DE0C6C3A.pdf" xlink:type="simple" xlink:show="embed" xlink:actuate="onLoad" draw:mime-type="application/pdf">
            <text:p/>
          </draw:image>
          <draw:image xlink:href="Pictures/10000000000001FE00000118C52FDB875863C654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6cm" draw:page-number="2" presentation:class="page"/>
          <draw:frame presentation:style-name="pr3" draw:text-style-name="P5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" draw:style-name="dp1" draw:master-page-name="Title6" presentation:use-footer-name="ftr1">
        <office:forms form:automatic-focus="false" form:apply-design-mode="false"/>
        <draw:frame draw:style-name="gr3" draw:layer="layout" svg:width="4.079cm" svg:height="3.017cm" svg:x="28.199cm" svg:y="6.988cm" presentation:class="object" presentation:placeholder="true"/>
        <presentation:notes draw:style-name="dp2">
          <draw:page-thumbnail draw:style-name="gr1" draw:layer="layout" svg:width="17.057cm" svg:height="9.596cm" svg:x="1.335cm" svg:y="3.554cm" draw:page-number="3" presentation:class="page"/>
          <draw:frame presentation:style-name="pr4" draw:text-style-name="P1" draw:layer="layout" svg:width="15.787cm" svg:height="11.192cm" svg:x="1.97cm" svg:y="13.68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pitch="variable"/>
    <style:font-face style:name="Liberation Serif1" svg:font-family="'Liberation Serif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Default_20_Drawing_20_Style_5f_1">
      <style:graphic-properties draw:stroke="none" draw:fill="none"/>
    </style:style>
    <style:style style:name="Object_20_without_20_fill_5f_1_5f_1" style:display-name="Object without fill_1_1" style:family="graphic" style:parent-style-name="Default_20_Drawing_20_Style_5f_1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20_Drawing_20_Style_5f_1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599cm"/>
            <style:text-properties style:font-name="Arial2" fo:color="#000000" fo:font-size="120%"/>
          </text:list-level-style-bullet>
          <text:list-level-style-bullet text:level="2" text:bullet-char="◦">
            <style:list-level-properties text:space-before="0.599cm" text:min-label-width="0.6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 text:min-label-width="0.6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 text:min-label-width="0.5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20%"/>
          </text:list-level-style-number>
          <text:list-level-style-bullet text:level="2" text:bullet-char="◦">
            <style:list-level-properties text:space-before="0.599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0pt" fo:font-style="normal" fo:text-shadow="none" style:text-underline-style="none" fo:font-weight="normal" fo:background-color="transparent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599cm"/>
            <style:text-properties style:font-name="Arial2" fo:color="#000000" fo:font-size="120%"/>
          </text:list-level-style-bullet>
          <text:list-level-style-bullet text:level="2" text:bullet-char="◦">
            <style:list-level-properties text:space-before="0.599cm" text:min-label-width="0.6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 text:min-label-width="0.6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 text:min-label-width="0.5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20%"/>
          </text:list-level-style-number>
          <text:list-level-style-bullet text:level="2" text:bullet-char="◦">
            <style:list-level-properties text:space-before="0.599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046e98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599cm"/>
            <style:text-properties style:font-name="Arial2" fo:color="#000000" fo:font-size="120%"/>
          </text:list-level-style-bullet>
          <text:list-level-style-bullet text:level="2" text:bullet-char="◦">
            <style:list-level-properties text:space-before="0.599cm" text:min-label-width="0.6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 text:min-label-width="0.6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 text:min-label-width="0.5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20%"/>
          </text:list-level-style-number>
          <text:list-level-style-bullet text:level="2" text:bullet-char="◦">
            <style:list-level-properties text:space-before="0.599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046e98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599cm"/>
            <style:text-properties style:font-name="Arial2" fo:color="#000000" fo:font-size="120%"/>
          </text:list-level-style-bullet>
          <text:list-level-style-bullet text:level="2" text:bullet-char="◦">
            <style:list-level-properties text:space-before="0.599cm" text:min-label-width="0.6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 text:min-label-width="0.6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 text:min-label-width="0.5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20%"/>
          </text:list-level-style-number>
          <text:list-level-style-bullet text:level="2" text:bullet-char="◦">
            <style:list-level-properties text:space-before="0.599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046e98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599cm"/>
            <style:text-properties style:font-name="Arial2" fo:color="#000000" fo:font-size="120%"/>
          </text:list-level-style-bullet>
          <text:list-level-style-bullet text:level="2" text:bullet-char="◦">
            <style:list-level-properties text:space-before="0.599cm" text:min-label-width="0.6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 text:min-label-width="0.6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 text:min-label-width="0.5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20%"/>
          </text:list-level-style-number>
          <text:list-level-style-bullet text:level="2" text:bullet-char="◦">
            <style:list-level-properties text:space-before="0.599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046e98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599cm"/>
            <style:text-properties style:font-name="Arial2" fo:color="#000000" fo:font-size="120%"/>
          </text:list-level-style-bullet>
          <text:list-level-style-bullet text:level="2" text:bullet-char="◦">
            <style:list-level-properties text:space-before="0.599cm" text:min-label-width="0.6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 text:min-label-width="0.6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 text:min-label-width="0.5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20%"/>
          </text:list-level-style-number>
          <text:list-level-style-bullet text:level="2" text:bullet-char="◦">
            <style:list-level-properties text:space-before="0.599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046e98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599cm"/>
            <style:text-properties style:font-name="Arial2" fo:color="#000000" fo:font-size="120%"/>
          </text:list-level-style-bullet>
          <text:list-level-style-bullet text:level="2" text:bullet-char="◦">
            <style:list-level-properties text:space-before="0.599cm" text:min-label-width="0.6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 text:min-label-width="0.6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 text:min-label-width="0.5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20%"/>
          </text:list-level-style-number>
          <text:list-level-style-bullet text:level="2" text:bullet-char="◦">
            <style:list-level-properties text:space-before="0.599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046e98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599cm"/>
            <style:text-properties style:font-name="Arial2" fo:color="#000000" fo:font-size="120%"/>
          </text:list-level-style-bullet>
          <text:list-level-style-bullet text:level="2" text:bullet-char="◦">
            <style:list-level-properties text:space-before="0.599cm" text:min-label-width="0.6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 text:min-label-width="0.6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 text:min-label-width="0.5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20%"/>
          </text:list-level-style-number>
          <text:list-level-style-bullet text:level="2" text:bullet-char="◦">
            <style:list-level-properties text:space-before="0.599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599cm"/>
            <style:text-properties style:font-name="Arial2" fo:color="#000000" fo:font-size="120%"/>
          </text:list-level-style-bullet>
          <text:list-level-style-bullet text:level="2" text:bullet-char="◦">
            <style:list-level-properties text:space-before="0.599cm" text:min-label-width="0.6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 text:min-label-width="0.6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 text:min-label-width="0.5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20%"/>
          </text:list-level-style-number>
          <text:list-level-style-bullet text:level="2" text:bullet-char="◦">
            <style:list-level-properties text:space-before="0.599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599cm"/>
            <style:text-properties style:font-name="Arial2" fo:color="#000000" fo:font-size="120%"/>
          </text:list-level-style-bullet>
          <text:list-level-style-bullet text:level="2" text:bullet-char="◦">
            <style:list-level-properties text:space-before="0.599cm" text:min-label-width="0.6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 text:min-label-width="0.6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 text:min-label-width="0.5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20%"/>
          </text:list-level-style-number>
          <text:list-level-style-bullet text:level="2" text:bullet-char="◦">
            <style:list-level-properties text:space-before="0.599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599cm"/>
            <style:text-properties style:font-name="Arial2" fo:color="#000000" fo:font-size="120%"/>
          </text:list-level-style-bullet>
          <text:list-level-style-bullet text:level="2" text:bullet-char="◦">
            <style:list-level-properties text:space-before="0.599cm" text:min-label-width="0.6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 text:min-label-width="0.6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 text:min-label-width="0.5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20%"/>
          </text:list-level-style-number>
          <text:list-level-style-bullet text:level="2" text:bullet-char="◦">
            <style:list-level-properties text:space-before="0.599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_5f_-background" style:display-name="Title5_-background" style:family="presentation">
      <style:graphic-properties draw:stroke="none" draw:fill="solid" draw:fill-color="#046e98" draw:textarea-horizontal-align="center" draw:textarea-vertical-align="middle" draw:shadow-color="#808080"/>
      <style:paragraph-properties fo:text-align="center"/>
    </style:style>
    <style:style style:name="Title5_5f_-backgroundobjects" style:display-name="Title5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_5f_-notes" style:display-name="Title5_-notes" style:family="presentation">
      <style:graphic-properties draw:stroke="none" draw:fill="none">
        <text:list-style style:name="Title5_5f_-notes" style:display-name="Title5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_5f_-outline1" style:display-name="Title5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5_5f_-outline1" style:display-name="Title5_-outline1">
          <text:list-level-style-bullet text:level="1" text:bullet-char="•">
            <style:list-level-properties text:min-label-width="0.599cm"/>
            <style:text-properties style:font-name="Arial2" fo:color="#000000" fo:font-size="120%"/>
          </text:list-level-style-bullet>
          <text:list-level-style-bullet text:level="2" text:bullet-char="◦">
            <style:list-level-properties text:space-before="0.599cm" text:min-label-width="0.6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 text:min-label-width="0.6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 text:min-label-width="0.5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_5f_-outline2" style:display-name="Title5_-outline2" style:family="presentation" style:parent-style-name="Title5_5f_-outline1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_5f_-outline3" style:display-name="Title5_-outline3" style:family="presentation" style:parent-style-name="Title5_5f_-outline2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_5f_-outline4" style:display-name="Title5_-outline4" style:family="presentation" style:parent-style-name="Title5_5f_-outline3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_5f_-outline5" style:display-name="Title5_-outline5" style:family="presentation" style:parent-style-name="Title5_5f_-outline4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_5f_-outline6" style:display-name="Title5_-outline6" style:family="presentation" style:parent-style-name="Title5_5f_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_5f_-outline7" style:display-name="Title5_-outline7" style:family="presentation" style:parent-style-name="Title5_5f_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_5f_-outline8" style:display-name="Title5_-outline8" style:family="presentation" style:parent-style-name="Title5_5f_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_5f_-outline9" style:display-name="Title5_-outline9" style:family="presentation" style:parent-style-name="Title5_5f_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_5f_-subtitle" style:display-name="Title5_-subtitle" style:family="presentation">
      <style:graphic-properties draw:stroke="none" draw:fill="none" draw:textarea-vertical-align="middle">
        <text:list-style style:name="Title5_5f_-subtitle" style:display-name="Title5_-subtitle">
          <text:list-level-style-number text:level="1" style:num-format="">
            <style:list-level-properties/>
            <style:text-properties fo:color="#000000" fo:font-size="120%"/>
          </text:list-level-style-number>
          <text:list-level-style-bullet text:level="2" text:bullet-char="◦">
            <style:list-level-properties text:space-before="0.599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_5f_-title" style:display-name="Title5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_5f_-title" style:display-name="Title5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046e98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3_5f_-outline1" style:display-name="Title3_-outline1">
          <text:list-level-style-bullet text:level="1" text:bullet-char="•">
            <style:list-level-properties text:min-label-width="0.599cm"/>
            <style:text-properties style:font-name="Arial2" fo:color="#000000" fo:font-size="120%"/>
          </text:list-level-style-bullet>
          <text:list-level-style-bullet text:level="2" text:bullet-char="◦">
            <style:list-level-properties text:space-before="0.599cm" text:min-label-width="0.6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 text:min-label-width="0.6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 text:min-label-width="0.5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000000" fo:font-size="120%"/>
          </text:list-level-style-number>
          <text:list-level-style-bullet text:level="2" text:bullet-char="◦">
            <style:list-level-properties text:space-before="0.599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_5f_-title" style:display-name="Title3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3_5f__5f_-background" style:display-name="Title3__-background" style:family="presentation">
      <style:graphic-properties draw:stroke="none" draw:fill="solid" draw:fill-color="#046e98" draw:textarea-horizontal-align="center" draw:textarea-vertical-align="middle" draw:shadow-color="#808080"/>
      <style:paragraph-properties fo:text-align="center"/>
    </style:style>
    <style:style style:name="Title3_5f__5f_-backgroundobjects" style:display-name="Title3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_5f__5f_-notes" style:display-name="Title3__-notes" style:family="presentation">
      <style:graphic-properties draw:stroke="none" draw:fill="none">
        <text:list-style style:name="Title3_5f__5f_-notes" style:display-name="Title3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_5f_-outline1" style:display-name="Title3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3_5f__5f_-outline1" style:display-name="Title3__-outline1">
          <text:list-level-style-bullet text:level="1" text:bullet-char="•">
            <style:list-level-properties text:min-label-width="0.599cm"/>
            <style:text-properties style:font-name="Arial2" fo:color="#000000" fo:font-size="120%"/>
          </text:list-level-style-bullet>
          <text:list-level-style-bullet text:level="2" text:bullet-char="◦">
            <style:list-level-properties text:space-before="0.599cm" text:min-label-width="0.6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 text:min-label-width="0.6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 text:min-label-width="0.5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 text:min-label-width="0.6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outline2" style:display-name="Title3__-outline2" style:family="presentation" style:parent-style-name="Title3_5f__5f_-outline1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_5f__5f_-outline3" style:display-name="Title3__-outline3" style:family="presentation" style:parent-style-name="Title3_5f__5f_-outline2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4" style:display-name="Title3__-outline4" style:family="presentation" style:parent-style-name="Title3_5f__5f_-outline3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5" style:display-name="Title3__-outline5" style:family="presentation" style:parent-style-name="Title3_5f__5f_-outline4"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6" style:display-name="Title3__-outline6" style:family="presentation" style:parent-style-name="Title3_5f__5f_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7" style:display-name="Title3__-outline7" style:family="presentation" style:parent-style-name="Title3_5f__5f_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8" style:display-name="Title3__-outline8" style:family="presentation" style:parent-style-name="Title3_5f__5f_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9" style:display-name="Title3__-outline9" style:family="presentation" style:parent-style-name="Title3_5f__5f_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subtitle" style:display-name="Title3__-subtitle" style:family="presentation">
      <style:graphic-properties draw:stroke="none" draw:fill="none" draw:textarea-vertical-align="middle">
        <text:list-style style:name="Title3_5f__5f_-subtitle" style:display-name="Title3__-subtitle">
          <text:list-level-style-number text:level="1" style:num-format="">
            <style:list-level-properties/>
            <style:text-properties fo:color="#000000" fo:font-size="120%"/>
          </text:list-level-style-number>
          <text:list-level-style-bullet text:level="2" text:bullet-char="◦">
            <style:list-level-properties text:space-before="0.599cm"/>
            <style:text-properties style:font-name="Arial2" fo:color="#000000" fo:font-size="125%"/>
          </text:list-level-style-bullet>
          <text:list-level-style-bullet text:level="3" text:bullet-char="">
            <style:list-level-properties text:space-before="1.199cm"/>
            <style:text-properties fo:font-family="Wingdings" style:font-pitch="variable" style:font-charset="x-symbol" fo:color="#000000" fo:font-size="85%"/>
          </text:list-level-style-bullet>
          <text:list-level-style-bullet text:level="4" text:bullet-char="-">
            <style:list-level-properties text:space-before="1.799cm"/>
            <style:text-properties style:font-name="Arial2" fo:color="#000000" fo:font-size="110%"/>
          </text:list-level-style-bullet>
          <text:list-level-style-bullet text:level="5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6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7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8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9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  <text:list-level-style-bullet text:level="10" text:bullet-char="">
            <style:list-level-properties text:space-before="2.398cm"/>
            <style:text-properties fo:font-family="'Wingdings 2'" style:font-family-generic="roman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title" style:display-name="Title3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_5f__5f_-title" style:display-name="Title3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3cm" fo:page-height="28.43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46e98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min-height="0.755cm" fo:min-width="0.315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 style:list-style-name="ML6">
      <style:graphic-properties draw:stroke="none" draw:fill="none" draw:fill-color="#ffffff" draw:textarea-horizontal-align="justify" draw:textarea-vertical-align="bottom" draw:auto-grow-height="false" fo:min-height="5.323cm" fo:min-width="25.129cm" fo:padding-top="0.13cm" fo:padding-bottom="0.13cm" fo:padding-left="0.25cm" fo:padding-right="0.25cm" fo:wrap-option="wrap" draw:shadow-color="#808080"/>
      <style:paragraph-properties style:writing-mode="lr-tb"/>
    </style:style>
    <style:style style:name="Mgr9" style:family="graphic" style:parent-style-name="standard" style:list-style-name="M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1" style:family="graphic" style:parent-style-name="standard" style:list-style-name="M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 style:list-style-name="ML6">
      <style:graphic-properties draw:stroke="none" draw:fill="solid" draw:fill-color="#046e98" draw:textarea-horizontal-align="justify" draw:textarea-vertical-align="middle" draw:auto-grow-height="false" fo:min-height="16.806cm" fo:min-width="33.367cm" fo:padding-top="0.13cm" fo:padding-bottom="0.13cm" fo:padding-left="0.25cm" fo:padding-right="0.25cm" fo:wrap-option="wrap" draw:shadow-color="#808080"/>
      <style:paragraph-properties style:writing-mode="lr-tb"/>
    </style:style>
    <style:style style:name="Mgr15" style:family="graphic" style:parent-style-name="standard" style:list-style-name="ML6">
      <style:graphic-properties draw:stroke="none" draw:fill="none" draw:fill-color="#ffffff" draw:textarea-horizontal-align="justify" draw:textarea-vertical-align="middle" draw:auto-grow-height="false" fo:min-height="0.939cm" fo:min-width="1.242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6">
      <style:graphic-properties draw:stroke="none" draw:fill="none" draw:fill-color="#ffffff" draw:textarea-horizontal-align="justify" draw:textarea-vertical-align="bottom" draw:auto-grow-height="false" fo:min-height="5.323cm" fo:min-width="25.129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Default-title">
      <style:graphic-properties draw:auto-grow-height="false" fo:min-height="3.181cm"/>
      <style:paragraph-properties style:writing-mode="lr-tb"/>
    </style:style>
    <style:style style:name="Mpr2" style:family="presentation" style:parent-style-name="Default-outline1">
      <style:graphic-properties fo:min-height="11.049cm"/>
      <style:paragraph-properties style:writing-mode="lr-tb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Default-backgroundobjects" style:list-style-name="ML4">
      <style:graphic-properties draw:stroke="none" draw:fill="none" draw:fill-color="#ffffff" draw:textarea-vertical-align="bottom" draw:auto-grow-height="false" fo:min-height="1.015cm" fo:padding-top="0.13cm" fo:padding-bottom="0.13cm" fo:padding-left="0.25cm" fo:padding-right="0.25cm" fo:wrap-option="wrap"/>
      <style:paragraph-properties style:writing-mode="lr-tb"/>
    </style:style>
    <style:style style:name="Mpr5" style:family="presentation" style:parent-style-name="Default-backgroundobjects" style:list-style-name="ML4">
      <style:graphic-properties draw:stroke="none" draw:fill="none" draw:fill-color="#ffffff" draw:textarea-vertical-align="bottom" draw:auto-grow-height="false" fo:min-height="1.015cm" fo:padding-top="0.13cm" fo:padding-bottom="0.13cm" fo:padding-left="0.25cm" fo:padding-right="0.25cm" fo:wrap-option="wrap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6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7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0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1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4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5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7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8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9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0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1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32" style:family="presentation" style:parent-style-name="Default_20_1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33" style:family="presentation" style:parent-style-name="Default_20_1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34" style:family="presentation" style:parent-style-name="Standard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Standard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Title5_5f_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7" style:family="presentation" style:parent-style-name="Title5_5f_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8" style:family="presentation" style:parent-style-name="Title3_5f_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9" style:family="presentation" style:parent-style-name="Title3_5f_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0" style:family="presentation" style:parent-style-name="Title3_5f__5f_-backgroundobjects">
      <style:graphic-properties draw:stroke="none" draw:fill="none" draw:fill-color="#ffffff" draw:textarea-horizontal-align="justify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1" style:family="presentation" style:parent-style-name="Title3_5f__5f_-backgroundobjects">
      <style:graphic-properties draw:stroke="none" draw:fill="none" draw:fill-color="#ffffff" draw:textarea-horizontal-align="justify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style:writing-mode="lr-tb"/>
    </style:style>
    <style:style style:name="MP7" style:family="paragraph">
      <style:paragraph-properties fo:margin-left="0cm" fo:margin-right="0cm" fo:text-align="end" fo:text-indent="0cm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Arial2" fo:font-size="10pt" style:letter-kerning="false" style:font-size-asian="18pt" style:font-size-complex="18pt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Arial2" fo:font-size="18pt" style:letter-kerning="false" style:font-size-asian="18pt" style:font-size-complex="18pt"/>
    </style:style>
    <style:style style:name="MP10" style:family="paragraph">
      <style:paragraph-properties fo:margin-left="0cm" fo:margin-right="0cm" fo:line-height="105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line-height="105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2" style:family="paragraph">
      <style:paragraph-properties fo:margin-left="0cm" fo:margin-right="0cm" fo:line-height="83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line-height="83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6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7" style:family="paragraph">
      <loext:graphic-properties draw:fill="solid" draw:fill-color="#046e98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9" style:family="paragraph">
      <style:paragraph-properties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1" style:family="paragraph">
      <style:paragraph-properties fo:text-align="center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3" style:family="paragraph"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de" fo:country="AT" style:font-size-asian="12pt" style:language-asian="de" style:country-asian="AT" style:font-size-complex="12pt" style:language-complex="de" style:country-complex="AT"/>
    </style:style>
    <style:style style:name="MT2" style:family="text">
      <style:text-properties fo:language="en" fo:country="US"/>
    </style:style>
    <style:style style:name="MT3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MT4" style:family="text">
      <style:text-properties fo:color="#000000" loext:opacity="100%" style:font-name="Arial2" fo:font-size="10pt" style:letter-kerning="false" style:font-size-asian="18pt" style:font-size-complex="18pt"/>
    </style:style>
    <style:style style:name="MT5" style:family="text">
      <style:text-properties fo:color="#000000" loext:opacity="100%" style:font-name="Arial2" fo:font-size="10pt" style:letter-kerning="false" style:font-size-asian="10pt" style:font-size-complex="10pt"/>
    </style:style>
    <style:style style:name="MT6" style:family="text">
      <style:text-properties fo:font-size="12pt" fo:language="de" fo:country="AT" style:font-size-asian="12pt" style:language-asian="de" style:country-asian="AT" style:font-size-complex="12pt" style:language-complex="de" style:country-complex="AT"/>
    </style:style>
    <style:style style:name="MT7" style:family="text">
      <style:text-properties fo:color="#ffffff" loext:opacity="100%" fo:language="de" fo:country="DE" style:language-asian="de" style:country-asian="DE" style:language-complex="de" style:country-complex="DE"/>
    </style:style>
    <style:style style:name="MT8" style:family="text">
      <style:text-properties fo:color="#ffffff" loext:opacity="100%" style:font-name="Arial Black1" fo:font-size="30pt" fo:language="de" fo:country="DE" style:font-size-asian="30pt" style:language-asian="de" style:country-asian="DE" style:font-size-complex="30pt" style:language-complex="de" style:country-complex="DE"/>
    </style:style>
    <style:style style:name="MT9" style:family="text">
      <style:text-properties fo:color="#ffffff" loext:opacity="100%" style:font-name="Arial Black1" fo:font-size="45pt" fo:language="de" fo:country="DE" style:font-size-asian="45pt" style:language-asian="de" style:country-asian="DE" style:font-size-complex="45pt" style:language-complex="de" style:country-complex="DE"/>
    </style:style>
    <style:style style:name="MT10" style:family="text">
      <style:text-properties fo:color="#ffffff" loext:opacity="100%" style:font-name="Arial Black1" fo:font-size="44pt" fo:language="de" fo:country="AT" fo:font-weight="bold" style:font-size-asian="44pt" style:language-asian="de" style:country-asian="AT" style:font-weight-asian="bold" style:font-size-complex="44pt" style:language-complex="de" style:country-complex="AT" style:font-weight-complex="bold"/>
    </style:style>
    <style:style style:name="MT11" style:family="text">
      <style:text-properties fo:color="#ffffff" loext:opacity="100%" fo:font-size="16pt" fo:language="de" fo:country="AT" fo:font-weight="bold" style:font-size-asian="16pt" style:language-asian="de" style:country-asian="AT" style:font-weight-asian="bold" style:font-size-complex="16pt" style:language-complex="de" style:country-complex="AT" style:font-weight-complex="bold"/>
    </style:style>
    <style:style style:name="MT12" style:family="text">
      <style:text-properties fo:font-size="10pt" fo:language="de" fo:country="DE" style:font-size-asian="10pt" style:language-asian="de" style:country-asian="DE" style:font-size-complex="10pt" style:language-complex="de" style:country-complex="DE"/>
    </style:style>
    <style:style style:name="MT1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9cm"/>
        <style:text-properties style:font-name="Arial2" fo:color="#000000" fo:font-size="120%"/>
      </text:list-level-style-bullet>
      <text:list-level-style-bullet text:level="2" text:bullet-char="◦">
        <style:list-level-properties text:space-before="0.599cm" text:min-label-width="0.6cm"/>
        <style:text-properties style:font-name="Arial2" fo:color="#000000" fo:font-size="125%"/>
      </text:list-level-style-bullet>
      <text:list-level-style-bullet text:level="3" text:bullet-char="">
        <style:list-level-properties text:space-before="1.199cm" text:min-label-width="0.6cm"/>
        <style:text-properties fo:font-family="Wingdings" style:font-pitch="variable" style:font-charset="x-symbol" fo:color="#000000" fo:font-size="85%"/>
      </text:list-level-style-bullet>
      <text:list-level-style-bullet text:level="4" text:bullet-char="-">
        <style:list-level-properties text:space-before="1.799cm" text:min-label-width="0.599cm"/>
        <style:text-properties style:font-name="Arial2" fo:color="#000000" fo:font-size="110%"/>
      </text:list-level-style-bullet>
      <text:list-level-style-bullet text:level="5" text:bullet-char="">
        <style:list-level-properties text:space-before="2.398cm" text:min-label-width="0.6cm"/>
        <style:text-properties fo:font-family="'Wingdings 2'" style:font-family-generic="roman" style:font-pitch="variable" style:font-charset="x-symbol" fo:color="#000000" fo:font-size="65%"/>
      </text:list-level-style-bullet>
      <text:list-level-style-bullet text:level="6" text:bullet-char="">
        <style:list-level-properties text:space-before="2.398cm" text:min-label-width="0.6cm"/>
        <style:text-properties fo:font-family="'Wingdings 2'" style:font-family-generic="roman" style:font-pitch="variable" style:font-charset="x-symbol" fo:color="#000000" fo:font-size="65%"/>
      </text:list-level-style-bullet>
      <text:list-level-style-bullet text:level="7" text:bullet-char="">
        <style:list-level-properties text:space-before="2.398cm" text:min-label-width="0.6cm"/>
        <style:text-properties fo:font-family="'Wingdings 2'" style:font-family-generic="roman" style:font-pitch="variable" style:font-charset="x-symbol" fo:color="#000000" fo:font-size="65%"/>
      </text:list-level-style-bullet>
      <text:list-level-style-bullet text:level="8" text:bullet-char="">
        <style:list-level-properties text:space-before="2.398cm" text:min-label-width="0.6cm"/>
        <style:text-properties fo:font-family="'Wingdings 2'" style:font-family-generic="roman" style:font-pitch="variable" style:font-charset="x-symbol" fo:color="#000000" fo:font-size="65%"/>
      </text:list-level-style-bullet>
      <text:list-level-style-bullet text:level="9" text:bullet-char="">
        <style:list-level-properties text:space-before="2.398cm" text:min-label-width="0.6cm"/>
        <style:text-properties fo:font-family="'Wingdings 2'" style:font-family-generic="roman" style:font-pitch="variable" style:font-charset="x-symbol" fo:color="#000000" fo:font-size="65%"/>
      </text:list-level-style-bullet>
      <text:list-level-style-bullet text:level="10" text:bullet-char="">
        <style:list-level-properties text:space-before="2.398cm" text:min-label-width="0.6cm"/>
        <style:text-properties fo:font-family="'Wingdings 2'" style:font-family-generic="roman" style:font-pitch="variable" style:font-charset="x-symbol" fo:color="#000000" fo:font-size="6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2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rect draw:style-name="Mgr1" draw:text-style-name="MP1" draw:layer="backgroundobjects" svg:width="19.73cm" svg:height="28.43cm" svg:x="0cm" svg:y="0cm">
        <text:p/>
      </draw:rect>
      <draw:frame draw:style-name="Mgr2" draw:text-style-name="MP2" draw:layer="backgroundobjects" svg:width="8.55cm" svg:height="1.424cm" svg:x="0cm" svg:y="0cm" presentation:class="header">
        <draw:text-box>
          <text:p/>
        </draw:text-box>
      </draw:frame>
      <draw:frame draw:style-name="Mgr2" draw:text-style-name="MP4" draw:layer="backgroundobjects" svg:width="8.551cm" svg:height="1.424cm" svg:x="11.173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55cm" svg:height="1.424cm" svg:x="0cm" svg:y="27.005cm" presentation:class="footer">
        <draw:text-box>
          <text:p/>
        </draw:text-box>
      </draw:frame>
      <draw:frame draw:style-name="Mgr3" draw:text-style-name="MP4" draw:layer="backgroundobjects" svg:width="8.551cm" svg:height="1.424cm" svg:x="11.173cm" svg:y="27.005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364cm" svg:height="4.703cm" svg:x="1cm" svg:y="3.667cm"/>
      <draw:page-thumbnail draw:layer="backgroundobjects" svg:width="8.364cm" svg:height="4.703cm" svg:x="1cm" svg:y="11.863cm"/>
      <draw:page-thumbnail draw:layer="backgroundobjects" svg:width="8.364cm" svg:height="4.703cm" svg:x="1cm" svg:y="20.059cm"/>
      <draw:page-thumbnail draw:layer="backgroundobjects" svg:width="8.364cm" svg:height="4.703cm" svg:x="10.365cm" svg:y="3.667cm"/>
      <draw:page-thumbnail draw:layer="backgroundobjects" svg:width="8.364cm" svg:height="4.703cm" svg:x="10.365cm" svg:y="11.863cm"/>
      <draw:page-thumbnail draw:layer="backgroundobjects" svg:width="8.364cm" svg:height="4.703cm" svg:x="10.365cm" svg:y="20.059cm"/>
    </style:handout-master>
    <style:master-page style:name="Default" style:page-layout-name="PM1" draw:style-name="Mdp1">
      <office:forms form:automatic-focus="false" form:apply-design-mode="false"/>
      <draw:frame draw:name="Grafik 10" draw:style-name="Mgr4" draw:text-style-name="MP5" draw:layer="backgroundobjects" svg:width="11.628cm" svg:height="1.072cm" svg:x="1.561cm" svg:y="17.533cm">
        <draw:image xlink:href="Pictures/10000201000009C4000000E6BB4D67D3ED2A3115.png" xlink:type="simple" xlink:show="embed" xlink:actuate="onLoad" draw:mime-type="image/png">
          <text:p/>
        </draw:image>
      </draw:frame>
      <draw:frame presentation:style-name="Mpr1" draw:text-style-name="MP6" draw:layer="backgroundobjects" svg:width="30.947cm" svg:height="2.747cm" svg:x="1.3cm" svg:y="1.6cm" presentation:class="title">
        <draw:text-box>
          <text:p><text:span text:style-name="MT2">Click to edit the title text format</text:span></text:p>
        </draw:text-box>
      </draw:frame>
      <draw:frame presentation:style-name="Mpr2" draw:text-style-name="MP6" draw:layer="backgroundobjects" svg:width="30.952cm" svg:height="12.541cm" svg:x="1.31cm" svg:y="4.497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Fourth Outline Level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2.912cm" svg:height="1.014cm" svg:x="29.6cm" svg:y="17.661cm" presentation:class="page-number">
        <draw:text-box>
          <text:list text:style-name="ML1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draw:custom-shape draw:name="Footer Placeholder 4" draw:style-name="Mgr5" draw:text-style-name="MP2" draw:layer="backgroundobjects" svg:width="0.815cm" svg:height="1.015cm" svg:x="8.326cm" svg:y="17.762cm">
        <text:p/>
        <draw:enhanced-geometry svg:viewBox="0 0 21600 21600" draw:type="mso-spt202" draw:enhanced-path="M 0 0 L 21600 0 21600 21600 0 21600 0 0 Z N"/>
      </draw:custom-shape>
      <draw:frame presentation:style-name="Mpr4" draw:text-style-name="MP8" draw:layer="backgroundobjects" svg:width="6.1cm" svg:height="0.99cm" svg:x="23.1cm" svg:y="17.663cm">
        <draw:text-box>
          <text:p text:style-name="MP7"><text:span text:style-name="MT4"><presentation:date-time/></text:span></text:p>
        </draw:text-box>
      </draw:frame>
      <draw:frame presentation:style-name="Mpr5" draw:text-style-name="MP9" draw:layer="backgroundobjects" svg:width="7.9cm" svg:height="1.014cm" svg:x="15.2cm" svg:y="17.639cm">
        <draw:text-box>
          <text:p text:style-name="MP7"><text:span text:style-name="MT5"><presentation:footer/></text:span><text:span text:style-name="MT5"><text:s/></text:span><text:span text:style-name="MT5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73cm" svg:height="28.43cm" svg:x="0cm" svg:y="0cm">
          <text:p/>
        </draw:rect>
        <draw:frame presentation:style-name="Mpr6" draw:text-style-name="MP2" draw:layer="backgroundobjects" svg:width="8.55cm" svg:height="1.424cm" svg:x="0cm" svg:y="0cm" presentation:class="header">
          <draw:text-box>
            <text:p/>
          </draw:text-box>
        </draw:frame>
        <draw:frame presentation:style-name="Mpr6" draw:text-style-name="MP4" draw:layer="backgroundobjects" svg:width="8.551cm" svg:height="1.424cm" svg:x="11.173cm" svg:y="0cm" presentation:class="date-time">
          <draw:text-box>
            <text:list text:style-name="ML1">
              <text:list-header>
                <text:p text:style-name="MP3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7.057cm" svg:height="9.596cm" svg:x="1.335cm" svg:y="3.554cm" presentation:class="page"/>
        <draw:frame presentation:style-name="Default-notes" draw:layer="backgroundobjects" svg:width="15.787cm" svg:height="11.192cm" svg:x="1.97cm" svg:y="13.683cm" presentation:class="notes" presentation:placeholder="true">
          <draw:text-box/>
        </draw:frame>
        <draw:frame presentation:style-name="Mpr7" draw:text-style-name="MP2" draw:layer="backgroundobjects" svg:width="8.55cm" svg:height="1.424cm" svg:x="0cm" svg:y="27.005cm" presentation:class="footer">
          <draw:text-box>
            <text:p/>
          </draw:text-box>
        </draw:frame>
        <draw:frame presentation:style-name="Mpr7" draw:text-style-name="MP4" draw:layer="backgroundobjects" svg:width="8.551cm" svg:height="1.424cm" svg:x="11.173cm" svg:y="27.005cm" presentation:class="page-number">
          <draw:text-box>
            <text:list text:style-name="ML1">
              <text:list-header>
                <text:p text:style-name="MP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Grafik 3" draw:style-name="Mgr4" draw:text-style-name="MP5" draw:layer="backgroundobjects" svg:width="19.773cm" svg:height="13.979cm" svg:x="7.611cm" svg:y="4.379cm">
        <draw:image xlink:href="Pictures/10001F98000074680000526C98D49457C3A38246.emf" xlink:type="simple" xlink:show="embed" xlink:actuate="onLoad" draw:mime-type="image/x-emf">
          <text:p/>
        </draw:image>
        <draw:image xlink:href="Pictures/1000020100000348000002539D23344986704D7F.png" xlink:type="simple" xlink:show="embed" xlink:actuate="onLoad" draw:mime-type="image/png"/>
      </draw:frame>
      <draw:frame presentation:style-name="Title1-title" draw:layer="backgroundobjects" svg:width="30.899cm" svg:height="2.747cm" svg:x="1.348cm" svg:y="1.6cm" presentation:class="title" presentation:placeholder="true">
        <draw:text-box/>
      </draw:frame>
      <draw:frame presentation:style-name="Title1-outline1" draw:layer="backgroundobjects" svg:width="30.952cm" svg:height="12.541cm" svg:x="1.31cm" svg:y="4.49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73cm" svg:height="28.43cm" svg:x="0cm" svg:y="0cm">
          <text:p/>
        </draw:rect>
        <draw:frame presentation:style-name="Mpr8" draw:text-style-name="MP2" draw:layer="backgroundobjects" svg:width="8.55cm" svg:height="1.424cm" svg:x="0cm" svg:y="0cm" presentation:class="header">
          <draw:text-box>
            <text:p/>
          </draw:text-box>
        </draw:frame>
        <draw:frame presentation:style-name="Mpr8" draw:text-style-name="MP4" draw:layer="backgroundobjects" svg:width="8.551cm" svg:height="1.424cm" svg:x="11.173cm" svg:y="0cm" presentation:class="date-time">
          <draw:text-box>
            <text:list text:style-name="ML1">
              <text:list-header>
                <text:p text:style-name="MP3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7.057cm" svg:height="9.596cm" svg:x="1.335cm" svg:y="3.554cm" presentation:class="page"/>
        <draw:frame presentation:style-name="Title1-notes" draw:layer="backgroundobjects" svg:width="15.787cm" svg:height="11.192cm" svg:x="1.97cm" svg:y="13.683cm" presentation:class="notes" presentation:placeholder="true">
          <draw:text-box/>
        </draw:frame>
        <draw:frame presentation:style-name="Mpr9" draw:text-style-name="MP2" draw:layer="backgroundobjects" svg:width="8.55cm" svg:height="1.424cm" svg:x="0cm" svg:y="27.005cm" presentation:class="footer">
          <draw:text-box>
            <text:p/>
          </draw:text-box>
        </draw:frame>
        <draw:frame presentation:style-name="Mpr9" draw:text-style-name="MP4" draw:layer="backgroundobjects" svg:width="8.551cm" svg:height="1.424cm" svg:x="11.173cm" svg:y="27.005cm" presentation:class="page-number">
          <draw:text-box>
            <text:list text:style-name="ML1">
              <text:list-header>
                <text:p text:style-name="MP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draw:name="Grafik 4" draw:style-name="Mgr4" draw:text-style-name="MP5" draw:layer="backgroundobjects" svg:width="19.773cm" svg:height="13.979cm" svg:x="7.611cm" svg:y="4.379cm">
        <draw:image xlink:href="Pictures/10000201000006AF000004BC346C799D3AAF2907.png" xlink:type="simple" xlink:show="embed" xlink:actuate="onLoad" draw:mime-type="image/png">
          <text:p/>
        </draw:image>
      </draw:frame>
      <draw:frame presentation:style-name="Title2-title" draw:layer="backgroundobjects" svg:width="30.899cm" svg:height="2.747cm" svg:x="1.348cm" svg:y="1.6cm" presentation:class="title" presentation:placeholder="true">
        <draw:text-box/>
      </draw:frame>
      <draw:frame presentation:style-name="Title2-outline1" draw:layer="backgroundobjects" svg:width="30.952cm" svg:height="12.541cm" svg:x="1.31cm" svg:y="4.49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73cm" svg:height="28.43cm" svg:x="0cm" svg:y="0cm">
          <text:p/>
        </draw:rect>
        <draw:frame presentation:style-name="Mpr10" draw:text-style-name="MP2" draw:layer="backgroundobjects" svg:width="8.55cm" svg:height="1.424cm" svg:x="0cm" svg:y="0cm" presentation:class="header">
          <draw:text-box>
            <text:p/>
          </draw:text-box>
        </draw:frame>
        <draw:frame presentation:style-name="Mpr10" draw:text-style-name="MP4" draw:layer="backgroundobjects" svg:width="8.551cm" svg:height="1.424cm" svg:x="11.173cm" svg:y="0cm" presentation:class="date-time">
          <draw:text-box>
            <text:list text:style-name="ML1">
              <text:list-header>
                <text:p text:style-name="MP3"><text:span text:style-name="MT6"><presentation:date-time/></text:span></text:p>
              </text:list-header>
            </text:list>
          </draw:text-box>
        </draw:frame>
        <draw:page-thumbnail presentation:style-name="Title2-title" draw:layer="backgroundobjects" svg:width="17.057cm" svg:height="9.596cm" svg:x="1.335cm" svg:y="3.554cm" presentation:class="page"/>
        <draw:frame presentation:style-name="Title2-notes" draw:layer="backgroundobjects" svg:width="15.787cm" svg:height="11.192cm" svg:x="1.97cm" svg:y="13.683cm" presentation:class="notes" presentation:placeholder="true">
          <draw:text-box/>
        </draw:frame>
        <draw:frame presentation:style-name="Mpr11" draw:text-style-name="MP2" draw:layer="backgroundobjects" svg:width="8.55cm" svg:height="1.424cm" svg:x="0cm" svg:y="27.005cm" presentation:class="footer">
          <draw:text-box>
            <text:p/>
          </draw:text-box>
        </draw:frame>
        <draw:frame presentation:style-name="Mpr11" draw:text-style-name="MP4" draw:layer="backgroundobjects" svg:width="8.551cm" svg:height="1.424cm" svg:x="11.173cm" svg:y="27.005cm" presentation:class="page-number">
          <draw:text-box>
            <text:list text:style-name="ML1">
              <text:list-header>
                <text:p text:style-name="MP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office:forms form:automatic-focus="false" form:apply-design-mode="false"/>
      <draw:frame draw:name="Grafik 11" draw:style-name="Mgr4" draw:text-style-name="MP5" draw:layer="backgroundobjects" svg:width="6.098cm" svg:height="6.103cm" svg:x="1.244cm" svg:y="8.974cm">
        <draw:image xlink:href="Pictures/1000032C000015E0000015E02E253F1D761069AA.emf" xlink:type="simple" xlink:show="embed" xlink:actuate="onLoad" draw:mime-type="image/x-emf">
          <text:p/>
        </draw:image>
        <draw:image xlink:href="Pictures/10000201000000D4000000D4A199CFE9DDA3CCF3.png" xlink:type="simple" xlink:show="embed" xlink:actuate="onLoad" draw:mime-type="image/png"/>
      </draw:frame>
      <draw:frame draw:name="Grafik 12" draw:style-name="Mgr4" draw:text-style-name="MP5" draw:layer="backgroundobjects" svg:width="5.367cm" svg:height="3.793cm" svg:x="26.939cm" svg:y="1.574cm">
        <draw:image xlink:href="Pictures/10000201000001D100000149E06BB54088DB95FB.png" xlink:type="simple" xlink:show="embed" xlink:actuate="onLoad" draw:mime-type="image/png">
          <text:p/>
        </draw:image>
      </draw:frame>
      <draw:frame draw:name="Grafik 1" draw:style-name="Mgr4" draw:text-style-name="MP5" draw:layer="backgroundobjects" svg:width="10.416cm" svg:height="8.519cm" svg:x="23.451cm" svg:y="10.535cm">
        <draw:image xlink:href="Pictures/100002010000030E000002806C865FE3E6808201.png" xlink:type="simple" xlink:show="embed" xlink:actuate="onLoad" draw:mime-type="image/png">
          <text:p/>
        </draw:image>
      </draw:frame>
      <draw:custom-shape draw:name="Textfeld 14" draw:style-name="Mgr6" draw:text-style-name="MP11" draw:layer="backgroundobjects" svg:width="12.824cm" svg:height="1.861cm" svg:x="1.358cm" svg:y="15.826cm">
        <text:list text:style-name="ML5">
          <text:list-header>
            <text:p text:style-name="MP10"><text:span text:style-name="MT7">LIT | Cyber-Physical Systems Lab</text:span></text:p>
            <text:p text:style-name="MP10"><text:span text:style-name="MT7">Johannes Kepler University Linz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30.899cm" svg:height="2.747cm" svg:x="1.348cm" svg:y="1.6cm" presentation:class="title" presentation:placeholder="true">
        <draw:text-box/>
      </draw:frame>
      <draw:frame presentation:style-name="Title3-outline1" draw:layer="backgroundobjects" svg:width="30.952cm" svg:height="12.541cm" svg:x="1.31cm" svg:y="4.49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73cm" svg:height="28.43cm" svg:x="0cm" svg:y="0cm">
          <text:p/>
        </draw:rect>
        <draw:frame presentation:style-name="Mpr12" draw:text-style-name="MP2" draw:layer="backgroundobjects" svg:width="8.55cm" svg:height="1.424cm" svg:x="0cm" svg:y="0cm" presentation:class="header">
          <draw:text-box>
            <text:p/>
          </draw:text-box>
        </draw:frame>
        <draw:frame presentation:style-name="Mpr12" draw:text-style-name="MP4" draw:layer="backgroundobjects" svg:width="8.551cm" svg:height="1.424cm" svg:x="11.173cm" svg:y="0cm" presentation:class="date-time">
          <draw:text-box>
            <text:list text:style-name="ML1">
              <text:list-header>
                <text:p text:style-name="MP3"><text:span text:style-name="MT6"><presentation:date-time/></text:span></text:p>
              </text:list-header>
            </text:list>
          </draw:text-box>
        </draw:frame>
        <draw:page-thumbnail presentation:style-name="Title3-title" draw:layer="backgroundobjects" svg:width="17.057cm" svg:height="9.596cm" svg:x="1.335cm" svg:y="3.554cm" presentation:class="page"/>
        <draw:frame presentation:style-name="Title3-notes" draw:layer="backgroundobjects" svg:width="15.787cm" svg:height="11.192cm" svg:x="1.97cm" svg:y="13.683cm" presentation:class="notes" presentation:placeholder="true">
          <draw:text-box/>
        </draw:frame>
        <draw:frame presentation:style-name="Mpr13" draw:text-style-name="MP2" draw:layer="backgroundobjects" svg:width="8.55cm" svg:height="1.424cm" svg:x="0cm" svg:y="27.005cm" presentation:class="footer">
          <draw:text-box>
            <text:p/>
          </draw:text-box>
        </draw:frame>
        <draw:frame presentation:style-name="Mpr13" draw:text-style-name="MP4" draw:layer="backgroundobjects" svg:width="8.551cm" svg:height="1.424cm" svg:x="11.173cm" svg:y="27.005cm" presentation:class="page-number">
          <draw:text-box>
            <text:list text:style-name="ML1">
              <text:list-header>
                <text:p text:style-name="MP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2">
      <office:forms form:automatic-focus="false" form:apply-design-mode="false"/>
      <draw:frame draw:name="Grafik 11" draw:style-name="Mgr4" draw:text-style-name="MP5" draw:layer="backgroundobjects" svg:width="6.098cm" svg:height="6.103cm" svg:x="1.244cm" svg:y="8.974cm">
        <draw:image xlink:href="Pictures/1000032C000015E0000015E02E253F1D761069AA.emf" xlink:type="simple" xlink:show="embed" xlink:actuate="onLoad" draw:mime-type="image/x-emf">
          <text:p/>
        </draw:image>
        <draw:image xlink:href="Pictures/10000201000000D4000000D4A199CFE9DDA3CCF3.png" xlink:type="simple" xlink:show="embed" xlink:actuate="onLoad" draw:mime-type="image/png"/>
      </draw:frame>
      <draw:frame draw:name="Grafik 12" draw:style-name="Mgr4" draw:text-style-name="MP5" draw:layer="backgroundobjects" svg:width="5.367cm" svg:height="3.793cm" svg:x="26.939cm" svg:y="1.574cm">
        <draw:image xlink:href="Pictures/10000201000001D100000149E06BB54088DB95FB.png" xlink:type="simple" xlink:show="embed" xlink:actuate="onLoad" draw:mime-type="image/png">
          <text:p/>
        </draw:image>
      </draw:frame>
      <draw:frame draw:name="Grafik 1" draw:style-name="Mgr4" draw:text-style-name="MP5" draw:layer="backgroundobjects" svg:width="10.416cm" svg:height="8.519cm" svg:x="23.451cm" svg:y="10.535cm">
        <draw:image xlink:href="Pictures/100002010000030E000002806C865FE3E6808201.png" xlink:type="simple" xlink:show="embed" xlink:actuate="onLoad" draw:mime-type="image/png">
          <text:p/>
        </draw:image>
      </draw:frame>
      <draw:custom-shape draw:name="Textfeld 14" draw:style-name="Mgr7" draw:text-style-name="MP11" draw:layer="backgroundobjects" svg:width="12.819cm" svg:height="1.861cm" svg:x="7.219cm" svg:y="16.082cm">
        <text:list text:style-name="ML5">
          <text:list-header>
            <text:p text:style-name="MP10"><text:span text:style-name="MT7">LIT | Cyber-Physical Systems Lab</text:span></text:p>
            <text:p text:style-name="MP10"><text:span text:style-name="MT7">Johannes Kepler University Linz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30.899cm" svg:height="2.747cm" svg:x="1.348cm" svg:y="1.6cm" presentation:class="title" presentation:placeholder="true">
        <draw:text-box/>
      </draw:frame>
      <draw:frame presentation:style-name="Title4-outline1" draw:layer="backgroundobjects" svg:width="30.952cm" svg:height="12.541cm" svg:x="1.31cm" svg:y="4.49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73cm" svg:height="28.43cm" svg:x="0cm" svg:y="0cm">
          <text:p/>
        </draw:rect>
        <draw:frame presentation:style-name="Mpr14" draw:text-style-name="MP2" draw:layer="backgroundobjects" svg:width="8.55cm" svg:height="1.424cm" svg:x="0cm" svg:y="0cm" presentation:class="header">
          <draw:text-box>
            <text:p/>
          </draw:text-box>
        </draw:frame>
        <draw:frame presentation:style-name="Mpr14" draw:text-style-name="MP4" draw:layer="backgroundobjects" svg:width="8.551cm" svg:height="1.424cm" svg:x="11.173cm" svg:y="0cm" presentation:class="date-time">
          <draw:text-box>
            <text:list text:style-name="ML1">
              <text:list-header>
                <text:p text:style-name="MP3"><text:span text:style-name="MT6"><presentation:date-time/></text:span></text:p>
              </text:list-header>
            </text:list>
          </draw:text-box>
        </draw:frame>
        <draw:page-thumbnail presentation:style-name="Title4-title" draw:layer="backgroundobjects" svg:width="17.057cm" svg:height="9.596cm" svg:x="1.335cm" svg:y="3.554cm" presentation:class="page"/>
        <draw:frame presentation:style-name="Title4-notes" draw:layer="backgroundobjects" svg:width="15.787cm" svg:height="11.192cm" svg:x="1.97cm" svg:y="13.683cm" presentation:class="notes" presentation:placeholder="true">
          <draw:text-box/>
        </draw:frame>
        <draw:frame presentation:style-name="Mpr15" draw:text-style-name="MP2" draw:layer="backgroundobjects" svg:width="8.55cm" svg:height="1.424cm" svg:x="0cm" svg:y="27.005cm" presentation:class="footer">
          <draw:text-box>
            <text:p/>
          </draw:text-box>
        </draw:frame>
        <draw:frame presentation:style-name="Mpr15" draw:text-style-name="MP4" draw:layer="backgroundobjects" svg:width="8.551cm" svg:height="1.424cm" svg:x="11.173cm" svg:y="27.005cm" presentation:class="page-number">
          <draw:text-box>
            <text:list text:style-name="ML1">
              <text:list-header>
                <text:p text:style-name="MP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2">
      <office:forms form:automatic-focus="false" form:apply-design-mode="false"/>
      <draw:frame draw:name="Grafik 12" draw:style-name="Mgr4" draw:text-style-name="MP5" draw:layer="backgroundobjects" svg:width="5.367cm" svg:height="3.793cm" svg:x="26.939cm" svg:y="1.574cm">
        <draw:image xlink:href="Pictures/10000201000001D100000149E06BB54088DB95FB.png" xlink:type="simple" xlink:show="embed" xlink:actuate="onLoad" draw:mime-type="image/png">
          <text:p/>
        </draw:image>
      </draw:frame>
      <draw:custom-shape draw:name="Titel 5" draw:style-name="Mgr8" draw:text-style-name="MP13" draw:layer="backgroundobjects" svg:width="25.629cm" svg:height="5.583cm" svg:x="1.345cm" svg:y="9.265cm">
        <text:list text:style-name="ML6">
          <text:list-header>
            <text:p text:style-name="MP12"><text:span text:style-name="MT8">Space for</text:span><text:span text:style-name="MT8"><text:line-break/></text:span><text:span text:style-name="MT8">the subtitle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0" draw:style-name="Mgr4" draw:text-style-name="MP5" draw:layer="backgroundobjects" svg:width="10.416cm" svg:height="8.519cm" svg:x="23.451cm" svg:y="10.535cm">
        <draw:image xlink:href="Pictures/100002010000030E000002806C865FE3E6808201.png" xlink:type="simple" xlink:show="embed" xlink:actuate="onLoad" draw:mime-type="image/png">
          <text:p/>
        </draw:image>
      </draw:frame>
      <draw:frame presentation:style-name="Title5-title" draw:layer="backgroundobjects" svg:width="30.899cm" svg:height="2.747cm" svg:x="1.348cm" svg:y="1.6cm" presentation:class="title" presentation:placeholder="true">
        <draw:text-box/>
      </draw:frame>
      <draw:frame presentation:style-name="Title5-outline1" draw:layer="backgroundobjects" svg:width="30.952cm" svg:height="12.541cm" svg:x="1.31cm" svg:y="4.49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73cm" svg:height="28.43cm" svg:x="0cm" svg:y="0cm">
          <text:p/>
        </draw:rect>
        <draw:frame presentation:style-name="Mpr16" draw:text-style-name="MP2" draw:layer="backgroundobjects" svg:width="8.55cm" svg:height="1.424cm" svg:x="0cm" svg:y="0cm" presentation:class="header">
          <draw:text-box>
            <text:p/>
          </draw:text-box>
        </draw:frame>
        <draw:frame presentation:style-name="Mpr16" draw:text-style-name="MP4" draw:layer="backgroundobjects" svg:width="8.551cm" svg:height="1.424cm" svg:x="11.173cm" svg:y="0cm" presentation:class="date-time">
          <draw:text-box>
            <text:list text:style-name="ML1">
              <text:list-header>
                <text:p text:style-name="MP3"><text:span text:style-name="MT6"><presentation:date-time/></text:span></text:p>
              </text:list-header>
            </text:list>
          </draw:text-box>
        </draw:frame>
        <draw:page-thumbnail presentation:style-name="Title5-title" draw:layer="backgroundobjects" svg:width="17.057cm" svg:height="9.596cm" svg:x="1.335cm" svg:y="3.554cm" presentation:class="page"/>
        <draw:frame presentation:style-name="Title5-notes" draw:layer="backgroundobjects" svg:width="15.787cm" svg:height="11.192cm" svg:x="1.97cm" svg:y="13.683cm" presentation:class="notes" presentation:placeholder="true">
          <draw:text-box/>
        </draw:frame>
        <draw:frame presentation:style-name="Mpr17" draw:text-style-name="MP2" draw:layer="backgroundobjects" svg:width="8.55cm" svg:height="1.424cm" svg:x="0cm" svg:y="27.005cm" presentation:class="footer">
          <draw:text-box>
            <text:p/>
          </draw:text-box>
        </draw:frame>
        <draw:frame presentation:style-name="Mpr17" draw:text-style-name="MP4" draw:layer="backgroundobjects" svg:width="8.551cm" svg:height="1.424cm" svg:x="11.173cm" svg:y="27.005cm" presentation:class="page-number">
          <draw:text-box>
            <text:list text:style-name="ML1">
              <text:list-header>
                <text:p text:style-name="MP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2">
      <draw:frame draw:name="Grafik 12" draw:style-name="Mgr4" draw:text-style-name="MP5" draw:layer="backgroundobjects" svg:width="5.367cm" svg:height="3.793cm" svg:x="26.939cm" svg:y="1.574cm">
        <draw:image xlink:href="Pictures/10000201000001D100000149E06BB54088DB95FB.png" xlink:type="simple" xlink:show="embed" xlink:actuate="onLoad" draw:mime-type="image/png">
          <text:p/>
        </draw:image>
      </draw:frame>
      <draw:custom-shape draw:name="Textfeld 14" draw:style-name="Mgr9" draw:text-style-name="MP11" draw:layer="backgroundobjects" svg:width="12.824cm" svg:height="1.861cm" svg:x="1.358cm" svg:y="15.826cm">
        <text:list text:style-name="ML5">
          <text:list-header>
            <text:p text:style-name="MP10"><text:span text:style-name="MT7">LIT | Cyber-Physical Systems Lab</text:span></text:p>
            <text:p text:style-name="MP10"><text:span text:style-name="MT7">Johannes Kepler University Linz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0" draw:style-name="Mgr4" draw:text-style-name="MP5" draw:layer="backgroundobjects" svg:width="10.416cm" svg:height="8.519cm" svg:x="23.451cm" svg:y="10.535cm">
        <draw:image xlink:href="Pictures/100002010000030E000002806C865FE3E6808201.png" xlink:type="simple" xlink:show="embed" xlink:actuate="onLoad" draw:mime-type="image/png">
          <text:p/>
        </draw:image>
      </draw:frame>
      <draw:custom-shape draw:name="Textfeld 3" draw:style-name="Mgr10" draw:text-style-name="MP15" draw:layer="backgroundobjects" svg:width="10.027cm" svg:height="2.166cm" svg:x="9.823cm" svg:y="6.989cm">
        <text:list text:style-name="ML6">
          <text:list-header>
            <text:p text:style-name="MP14"><text:span text:style-name="MT9">Thank you!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30.899cm" svg:height="2.747cm" svg:x="1.348cm" svg:y="1.6cm" presentation:class="title" presentation:placeholder="true">
        <draw:text-box/>
      </draw:frame>
      <draw:frame presentation:style-name="Title6-outline1" draw:layer="backgroundobjects" svg:width="30.952cm" svg:height="12.541cm" svg:x="1.31cm" svg:y="4.49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73cm" svg:height="28.43cm" svg:x="0cm" svg:y="0cm">
          <text:p/>
        </draw:rect>
        <draw:frame presentation:style-name="Mpr18" draw:text-style-name="MP2" draw:layer="backgroundobjects" svg:width="8.55cm" svg:height="1.424cm" svg:x="0cm" svg:y="0cm" presentation:class="header">
          <draw:text-box>
            <text:p/>
          </draw:text-box>
        </draw:frame>
        <draw:frame presentation:style-name="Mpr18" draw:text-style-name="MP4" draw:layer="backgroundobjects" svg:width="8.551cm" svg:height="1.424cm" svg:x="11.173cm" svg:y="0cm" presentation:class="date-time">
          <draw:text-box>
            <text:list text:style-name="ML1">
              <text:list-header>
                <text:p text:style-name="MP3"><text:span text:style-name="MT6"><presentation:date-time/></text:span></text:p>
              </text:list-header>
            </text:list>
          </draw:text-box>
        </draw:frame>
        <draw:page-thumbnail presentation:style-name="Title6-title" draw:layer="backgroundobjects" svg:width="17.057cm" svg:height="9.596cm" svg:x="1.335cm" svg:y="3.554cm" presentation:class="page"/>
        <draw:frame presentation:style-name="Title6-notes" draw:layer="backgroundobjects" svg:width="15.787cm" svg:height="11.192cm" svg:x="1.97cm" svg:y="13.683cm" presentation:class="notes" presentation:placeholder="true">
          <draw:text-box/>
        </draw:frame>
        <draw:frame presentation:style-name="Mpr19" draw:text-style-name="MP2" draw:layer="backgroundobjects" svg:width="8.55cm" svg:height="1.424cm" svg:x="0cm" svg:y="27.005cm" presentation:class="footer">
          <draw:text-box>
            <text:p/>
          </draw:text-box>
        </draw:frame>
        <draw:frame presentation:style-name="Mpr19" draw:text-style-name="MP4" draw:layer="backgroundobjects" svg:width="8.551cm" svg:height="1.424cm" svg:x="11.173cm" svg:y="27.005cm" presentation:class="page-number">
          <draw:text-box>
            <text:list text:style-name="ML1">
              <text:list-header>
                <text:p text:style-name="MP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2">
      <office:forms form:automatic-focus="false" form:apply-design-mode="false"/>
      <draw:frame draw:name="Grafik 12" draw:style-name="Mgr4" draw:text-style-name="MP5" draw:layer="backgroundobjects" svg:width="5.367cm" svg:height="3.793cm" svg:x="26.939cm" svg:y="1.574cm">
        <draw:image xlink:href="Pictures/10000201000001D100000149E06BB54088DB95FB.png" xlink:type="simple" xlink:show="embed" xlink:actuate="onLoad" draw:mime-type="image/png">
          <text:p/>
        </draw:image>
      </draw:frame>
      <draw:custom-shape draw:name="Textfeld 14" draw:style-name="Mgr11" draw:text-style-name="MP11" draw:layer="backgroundobjects" svg:width="12.819cm" svg:height="1.861cm" svg:x="7.21cm" svg:y="16.078cm">
        <text:list text:style-name="ML5">
          <text:list-header>
            <text:p text:style-name="MP10"><text:span text:style-name="MT7">LIT | Cyber-Physical Systems Lab</text:span></text:p>
            <text:p text:style-name="MP10"><text:span text:style-name="MT7">Johannes Kepler University Linz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0" draw:style-name="Mgr4" draw:text-style-name="MP5" draw:layer="backgroundobjects" svg:width="10.416cm" svg:height="8.519cm" svg:x="23.451cm" svg:y="10.535cm">
        <draw:image xlink:href="Pictures/100002010000030E000002806C865FE3E6808201.png" xlink:type="simple" xlink:show="embed" xlink:actuate="onLoad" draw:mime-type="image/png">
          <text:p/>
        </draw:image>
      </draw:frame>
      <draw:custom-shape draw:name="Textfeld 13" draw:style-name="Mgr12" draw:text-style-name="MP15" draw:layer="backgroundobjects" svg:width="11.571cm" svg:height="2.123cm" svg:x="11.571cm" svg:y="7.497cm">
        <text:list text:style-name="ML6">
          <text:list-header>
            <text:p text:style-name="MP14"><text:span text:style-name="MT10">Thank you!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15" draw:style-name="Mgr13" draw:text-style-name="MP2" draw:layer="backgroundobjects" svg:width="7.329cm" svg:height="0.937cm" svg:x="1.283cm" svg:y="1.349cm">
        <text:list text:style-name="ML6">
          <text:list-header>
            <text:p text:style-name="MP16"><text:span text:style-name="MT11">Read my preprint at: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30.899cm" svg:height="2.747cm" svg:x="1.348cm" svg:y="1.6cm" presentation:class="title" presentation:placeholder="true">
        <draw:text-box/>
      </draw:frame>
      <draw:frame presentation:style-name="Title7-outline1" draw:layer="backgroundobjects" svg:width="30.952cm" svg:height="12.541cm" svg:x="1.31cm" svg:y="4.49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73cm" svg:height="28.43cm" svg:x="0cm" svg:y="0cm">
          <text:p/>
        </draw:rect>
        <draw:frame presentation:style-name="Mpr20" draw:text-style-name="MP2" draw:layer="backgroundobjects" svg:width="8.55cm" svg:height="1.424cm" svg:x="0cm" svg:y="0cm" presentation:class="header">
          <draw:text-box>
            <text:p/>
          </draw:text-box>
        </draw:frame>
        <draw:frame presentation:style-name="Mpr20" draw:text-style-name="MP4" draw:layer="backgroundobjects" svg:width="8.551cm" svg:height="1.424cm" svg:x="11.173cm" svg:y="0cm" presentation:class="date-time">
          <draw:text-box>
            <text:list text:style-name="ML1">
              <text:list-header>
                <text:p text:style-name="MP3"><text:span text:style-name="MT6"><presentation:date-time/></text:span></text:p>
              </text:list-header>
            </text:list>
          </draw:text-box>
        </draw:frame>
        <draw:page-thumbnail presentation:style-name="Title7-title" draw:layer="backgroundobjects" svg:width="17.057cm" svg:height="9.596cm" svg:x="1.335cm" svg:y="3.554cm" presentation:class="page"/>
        <draw:frame presentation:style-name="Title7-notes" draw:layer="backgroundobjects" svg:width="15.787cm" svg:height="11.192cm" svg:x="1.97cm" svg:y="13.683cm" presentation:class="notes" presentation:placeholder="true">
          <draw:text-box/>
        </draw:frame>
        <draw:frame presentation:style-name="Mpr21" draw:text-style-name="MP2" draw:layer="backgroundobjects" svg:width="8.55cm" svg:height="1.424cm" svg:x="0cm" svg:y="27.005cm" presentation:class="footer">
          <draw:text-box>
            <text:p/>
          </draw:text-box>
        </draw:frame>
        <draw:frame presentation:style-name="Mpr21" draw:text-style-name="MP4" draw:layer="backgroundobjects" svg:width="8.551cm" svg:height="1.424cm" svg:x="11.173cm" svg:y="27.005cm" presentation:class="page-number">
          <draw:text-box>
            <text:list text:style-name="ML1">
              <text:list-header>
                <text:p text:style-name="MP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office:forms form:automatic-focus="false" form:apply-design-mode="false"/>
      <draw:frame draw:name="Grafik 10" draw:style-name="Mgr4" draw:text-style-name="MP5" draw:layer="backgroundobjects" svg:width="11.628cm" svg:height="1.072cm" svg:x="1.561cm" svg:y="17.533cm">
        <draw:image xlink:href="Pictures/10000201000009C4000000E6BB4D67D3ED2A3115.png" xlink:type="simple" xlink:show="embed" xlink:actuate="onLoad" draw:mime-type="image/png">
          <text:p/>
        </draw:image>
      </draw:frame>
      <draw:custom-shape draw:name="Footer Placeholder 4" draw:style-name="Mgr5" draw:text-style-name="MP2" draw:layer="backgroundobjects" svg:width="0.815cm" svg:height="1.015cm" svg:x="8.326cm" svg:y="17.762cm">
        <text:p/>
        <draw:enhanced-geometry svg:viewBox="0 0 21600 21600" draw:type="mso-spt202" draw:enhanced-path="M 0 0 L 21600 0 21600 21600 0 21600 0 0 Z N"/>
      </draw:custom-shape>
      <draw:custom-shape draw:name="Rechteck 10" draw:style-name="Mgr14" draw:text-style-name="MP17" draw:layer="backgroundobjects" svg:width="33.867cm" svg:height="17.066cm" svg:x="0cm" svg:y="0cm">
        <text:p/>
        <draw:enhanced-geometry svg:viewBox="0 0 21600 21600" draw:type="rectangle" draw:enhanced-path="M 0 0 L 21600 0 21600 21600 0 21600 0 0 Z N"/>
      </draw:custom-shape>
      <draw:frame draw:name="Grafik 11" draw:style-name="Mgr4" draw:text-style-name="MP5" draw:layer="backgroundobjects" svg:width="6.098cm" svg:height="6.103cm" svg:x="1.244cm" svg:y="8.974cm">
        <draw:image xlink:href="Pictures/1000032C000015E0000015E02E253F1D761069AA.emf" xlink:type="simple" xlink:show="embed" xlink:actuate="onLoad" draw:mime-type="image/x-emf">
          <text:p/>
        </draw:image>
        <draw:image xlink:href="Pictures/10000201000000D4000000D4A199CFE9DDA3CCF3.png" xlink:type="simple" xlink:show="embed" xlink:actuate="onLoad" draw:mime-type="image/png"/>
      </draw:frame>
      <draw:frame presentation:style-name="Title8-title" draw:layer="backgroundobjects" svg:width="30.899cm" svg:height="2.747cm" svg:x="1.348cm" svg:y="1.6cm" presentation:class="title" presentation:placeholder="true">
        <draw:text-box/>
      </draw:frame>
      <draw:frame presentation:style-name="Title8-outline1" draw:layer="backgroundobjects" svg:width="30.952cm" svg:height="12.541cm" svg:x="1.31cm" svg:y="4.497cm" presentation:class="outline" presentation:placeholder="true">
        <draw:text-box/>
      </draw:frame>
      <draw:frame presentation:style-name="Mpr22" draw:text-style-name="MP4" draw:layer="backgroundobjects" svg:width="2.271cm" svg:height="1.014cm" svg:x="26.18cm" svg:y="17.661cm" presentation:class="date-time">
        <draw:text-box>
          <text:list text:style-name="ML1">
            <text:list-header>
              <text:p text:style-name="MP3"><text:span text:style-name="MT12">12/14/2015</text:span></text:p>
            </text:list-header>
          </text:list>
        </draw:text-box>
      </draw:frame>
      <draw:frame presentation:style-name="Mpr22" draw:text-style-name="MP4" draw:layer="backgroundobjects" svg:width="6.738cm" svg:height="1.014cm" svg:x="16.36cm" svg:y="17.639cm" presentation:class="footer">
        <draw:text-box>
          <text:list text:style-name="ML1">
            <text:list-header>
              <text:p text:style-name="MP3"><text:span text:style-name="MT3">Space for author and course number </text:span></text:p>
            </text:list-header>
          </text:list>
        </draw:text-box>
      </draw:frame>
      <draw:frame presentation:style-name="Mpr22" draw:text-style-name="MP4" draw:layer="backgroundobjects" svg:width="1.905cm" svg:height="1.014cm" svg:x="30.607cm" svg:y="17.661cm" presentation:class="page-number">
        <draw:text-box>
          <text:list text:style-name="ML1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73cm" svg:height="28.43cm" svg:x="0cm" svg:y="0cm">
          <text:p/>
        </draw:rect>
        <draw:frame presentation:style-name="Mpr23" draw:text-style-name="MP2" draw:layer="backgroundobjects" svg:width="8.55cm" svg:height="1.424cm" svg:x="0cm" svg:y="0cm" presentation:class="header">
          <draw:text-box>
            <text:p/>
          </draw:text-box>
        </draw:frame>
        <draw:frame presentation:style-name="Mpr23" draw:text-style-name="MP4" draw:layer="backgroundobjects" svg:width="8.551cm" svg:height="1.424cm" svg:x="11.173cm" svg:y="0cm" presentation:class="date-time">
          <draw:text-box>
            <text:list text:style-name="ML1">
              <text:list-header>
                <text:p text:style-name="MP3"><text:span text:style-name="MT6"><presentation:date-time/></text:span></text:p>
              </text:list-header>
            </text:list>
          </draw:text-box>
        </draw:frame>
        <draw:page-thumbnail presentation:style-name="Title8-title" draw:layer="backgroundobjects" svg:width="17.057cm" svg:height="9.596cm" svg:x="1.335cm" svg:y="3.554cm" presentation:class="page"/>
        <draw:frame presentation:style-name="Title8-notes" draw:layer="backgroundobjects" svg:width="15.787cm" svg:height="11.192cm" svg:x="1.97cm" svg:y="13.683cm" presentation:class="notes" presentation:placeholder="true">
          <draw:text-box/>
        </draw:frame>
        <draw:frame presentation:style-name="Mpr24" draw:text-style-name="MP2" draw:layer="backgroundobjects" svg:width="8.55cm" svg:height="1.424cm" svg:x="0cm" svg:y="27.005cm" presentation:class="footer">
          <draw:text-box>
            <text:p/>
          </draw:text-box>
        </draw:frame>
        <draw:frame presentation:style-name="Mpr24" draw:text-style-name="MP4" draw:layer="backgroundobjects" svg:width="8.551cm" svg:height="1.424cm" svg:x="11.173cm" svg:y="27.005cm" presentation:class="page-number">
          <draw:text-box>
            <text:list text:style-name="ML1">
              <text:list-header>
                <text:p text:style-name="MP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draw:name="Grafik 10" draw:style-name="Mgr4" draw:text-style-name="MP5" draw:layer="backgroundobjects" svg:width="11.628cm" svg:height="1.072cm" svg:x="1.561cm" svg:y="17.533cm">
        <draw:image xlink:href="Pictures/10000201000009C4000000E6BB4D67D3ED2A3115.png" xlink:type="simple" xlink:show="embed" xlink:actuate="onLoad" draw:mime-type="image/png">
          <text:p/>
        </draw:image>
      </draw:frame>
      <draw:custom-shape draw:name="Footer Placeholder 4" draw:style-name="Mgr5" draw:text-style-name="MP2" draw:layer="backgroundobjects" svg:width="0.815cm" svg:height="1.015cm" svg:x="8.326cm" svg:y="17.762cm">
        <text:p/>
        <draw:enhanced-geometry svg:viewBox="0 0 21600 21600" draw:type="mso-spt202" draw:enhanced-path="M 0 0 L 21600 0 21600 21600 0 21600 0 0 Z N"/>
      </draw:custom-shape>
      <draw:frame presentation:style-name="Title9-title" draw:layer="backgroundobjects" svg:width="30.947cm" svg:height="2.747cm" svg:x="1.3cm" svg:y="1.6cm" presentation:class="title" presentation:placeholder="true">
        <draw:text-box/>
      </draw:frame>
      <draw:frame presentation:style-name="Title9-outline1" draw:layer="backgroundobjects" svg:width="30.952cm" svg:height="12.541cm" svg:x="1.31cm" svg:y="4.497cm" presentation:class="outline" presentation:placeholder="true">
        <draw:text-box/>
      </draw:frame>
      <draw:frame presentation:style-name="Mpr25" draw:text-style-name="MP4" draw:layer="backgroundobjects" svg:width="2.271cm" svg:height="1.014cm" svg:x="26.18cm" svg:y="17.661cm" presentation:class="date-time">
        <draw:text-box>
          <text:list text:style-name="ML1">
            <text:list-header>
              <text:p text:style-name="MP3"><text:span text:style-name="MT12">12/14/2015</text:span></text:p>
            </text:list-header>
          </text:list>
        </draw:text-box>
      </draw:frame>
      <draw:frame presentation:style-name="Mpr25" draw:text-style-name="MP4" draw:layer="backgroundobjects" svg:width="6.738cm" svg:height="1.014cm" svg:x="16.36cm" svg:y="17.639cm" presentation:class="footer">
        <draw:text-box>
          <text:list text:style-name="ML1">
            <text:list-header>
              <text:p text:style-name="MP3"><text:span text:style-name="MT3"><text:s/></text:span></text:p>
            </text:list-header>
          </text:list>
        </draw:text-box>
      </draw:frame>
      <draw:frame presentation:style-name="Mpr25" draw:text-style-name="MP4" draw:layer="backgroundobjects" svg:width="1.905cm" svg:height="1.014cm" svg:x="30.607cm" svg:y="17.661cm" presentation:class="page-number">
        <draw:text-box>
          <text:list text:style-name="ML1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73cm" svg:height="28.43cm" svg:x="0cm" svg:y="0cm">
          <text:p/>
        </draw:rect>
        <draw:frame presentation:style-name="Mpr26" draw:text-style-name="MP2" draw:layer="backgroundobjects" svg:width="8.55cm" svg:height="1.424cm" svg:x="0cm" svg:y="0cm" presentation:class="header">
          <draw:text-box>
            <text:p/>
          </draw:text-box>
        </draw:frame>
        <draw:frame presentation:style-name="Mpr26" draw:text-style-name="MP4" draw:layer="backgroundobjects" svg:width="8.551cm" svg:height="1.424cm" svg:x="11.173cm" svg:y="0cm" presentation:class="date-time">
          <draw:text-box>
            <text:list text:style-name="ML1">
              <text:list-header>
                <text:p text:style-name="MP3"><text:span text:style-name="MT6"><presentation:date-time/></text:span></text:p>
              </text:list-header>
            </text:list>
          </draw:text-box>
        </draw:frame>
        <draw:page-thumbnail presentation:style-name="Title9-title" draw:layer="backgroundobjects" svg:width="17.057cm" svg:height="9.596cm" svg:x="1.335cm" svg:y="3.554cm" presentation:class="page"/>
        <draw:frame presentation:style-name="Title9-notes" draw:layer="backgroundobjects" svg:width="15.787cm" svg:height="11.192cm" svg:x="1.97cm" svg:y="13.683cm" presentation:class="notes" presentation:placeholder="true">
          <draw:text-box/>
        </draw:frame>
        <draw:frame presentation:style-name="Mpr27" draw:text-style-name="MP2" draw:layer="backgroundobjects" svg:width="8.55cm" svg:height="1.424cm" svg:x="0cm" svg:y="27.005cm" presentation:class="footer">
          <draw:text-box>
            <text:p/>
          </draw:text-box>
        </draw:frame>
        <draw:frame presentation:style-name="Mpr27" draw:text-style-name="MP4" draw:layer="backgroundobjects" svg:width="8.551cm" svg:height="1.424cm" svg:x="11.173cm" svg:y="27.005cm" presentation:class="page-number">
          <draw:text-box>
            <text:list text:style-name="ML1">
              <text:list-header>
                <text:p text:style-name="MP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draw:name="Grafik 10" draw:style-name="Mgr4" draw:text-style-name="MP5" draw:layer="backgroundobjects" svg:width="11.628cm" svg:height="1.072cm" svg:x="1.561cm" svg:y="17.533cm">
        <draw:image xlink:href="Pictures/10000201000009C4000000E6BB4D67D3ED2A3115.png" xlink:type="simple" xlink:show="embed" xlink:actuate="onLoad" draw:mime-type="image/png">
          <text:p/>
        </draw:image>
      </draw:frame>
      <draw:custom-shape draw:name="Footer Placeholder 4" draw:style-name="Mgr5" draw:text-style-name="MP2" draw:layer="backgroundobjects" svg:width="0.815cm" svg:height="1.015cm" svg:x="8.326cm" svg:y="17.762cm">
        <text:p/>
        <draw:enhanced-geometry svg:viewBox="0 0 21600 21600" draw:type="mso-spt202" draw:enhanced-path="M 0 0 L 21600 0 21600 21600 0 21600 0 0 Z N"/>
      </draw:custom-shape>
      <draw:custom-shape draw:name="Rechteck 13" draw:style-name="Mgr15" draw:text-style-name="MP18" draw:layer="backgroundobjects" svg:width="1.742cm" svg:height="1.199cm" svg:x="13.644cm" svg:y="4.013cm">
        <text:p/>
        <draw:enhanced-geometry svg:viewBox="0 0 21600 21600" draw:type="rectangle" draw:enhanced-path="M 0 0 L 21600 0 21600 21600 0 21600 0 0 Z N"/>
      </draw:custom-shape>
      <draw:frame presentation:style-name="Title10-title" draw:layer="backgroundobjects" svg:width="30.899cm" svg:height="2.747cm" svg:x="1.348cm" svg:y="1.6cm" presentation:class="title" presentation:placeholder="true">
        <draw:text-box/>
      </draw:frame>
      <draw:frame presentation:style-name="Title10-outline1" draw:layer="backgroundobjects" svg:width="30.952cm" svg:height="12.541cm" svg:x="1.31cm" svg:y="4.497cm" presentation:class="outline" presentation:placeholder="true">
        <draw:text-box/>
      </draw:frame>
      <draw:frame presentation:style-name="Mpr28" draw:text-style-name="MP4" draw:layer="backgroundobjects" svg:width="2.271cm" svg:height="1.014cm" svg:x="26.18cm" svg:y="17.661cm" presentation:class="date-time">
        <draw:text-box>
          <text:list text:style-name="ML1">
            <text:list-header>
              <text:p text:style-name="MP3"><text:span text:style-name="MT12">12/14/2015</text:span></text:p>
            </text:list-header>
          </text:list>
        </draw:text-box>
      </draw:frame>
      <draw:frame presentation:style-name="Mpr28" draw:text-style-name="MP4" draw:layer="backgroundobjects" svg:width="1.905cm" svg:height="1.014cm" svg:x="30.607cm" svg:y="17.661cm" presentation:class="page-number">
        <draw:text-box>
          <text:list text:style-name="ML1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73cm" svg:height="28.43cm" svg:x="0cm" svg:y="0cm">
          <text:p/>
        </draw:rect>
        <draw:frame presentation:style-name="Mpr29" draw:text-style-name="MP2" draw:layer="backgroundobjects" svg:width="8.55cm" svg:height="1.424cm" svg:x="0cm" svg:y="0cm" presentation:class="header">
          <draw:text-box>
            <text:p/>
          </draw:text-box>
        </draw:frame>
        <draw:frame presentation:style-name="Mpr29" draw:text-style-name="MP4" draw:layer="backgroundobjects" svg:width="8.551cm" svg:height="1.424cm" svg:x="11.173cm" svg:y="0cm" presentation:class="date-time">
          <draw:text-box>
            <text:list text:style-name="ML1">
              <text:list-header>
                <text:p text:style-name="MP3"><text:span text:style-name="MT6"><presentation:date-time/></text:span></text:p>
              </text:list-header>
            </text:list>
          </draw:text-box>
        </draw:frame>
        <draw:page-thumbnail presentation:style-name="Title10-title" draw:layer="backgroundobjects" svg:width="17.057cm" svg:height="9.596cm" svg:x="1.335cm" svg:y="3.554cm" presentation:class="page"/>
        <draw:frame presentation:style-name="Title10-notes" draw:layer="backgroundobjects" svg:width="15.787cm" svg:height="11.192cm" svg:x="1.97cm" svg:y="13.683cm" presentation:class="notes" presentation:placeholder="true">
          <draw:text-box/>
        </draw:frame>
        <draw:frame presentation:style-name="Mpr30" draw:text-style-name="MP2" draw:layer="backgroundobjects" svg:width="8.55cm" svg:height="1.424cm" svg:x="0cm" svg:y="27.005cm" presentation:class="footer">
          <draw:text-box>
            <text:p/>
          </draw:text-box>
        </draw:frame>
        <draw:frame presentation:style-name="Mpr30" draw:text-style-name="MP4" draw:layer="backgroundobjects" svg:width="8.551cm" svg:height="1.424cm" svg:x="11.173cm" svg:y="27.005cm" presentation:class="page-number">
          <draw:text-box>
            <text:list text:style-name="ML1">
              <text:list-header>
                <text:p text:style-name="MP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3">
      <office:forms form:automatic-focus="false" form:apply-design-mode="false"/>
      <draw:frame presentation:style-name="Default_20_1-title" draw:layer="backgroundobjects" svg:width="30.482cm" svg:height="3.18cm" svg:x="1.693cm" svg:y="0.76cm" presentation:class="title" presentation:placeholder="true">
        <draw:text-box/>
      </draw:frame>
      <draw:frame presentation:style-name="Default_20_1-outline1" draw:layer="backgroundobjects" svg:width="30.482cm" svg:height="11.048cm" svg:x="1.693cm" svg:y="4.457cm" presentation:class="outline" presentation:placeholder="true">
        <draw:text-box/>
      </draw:frame>
      <draw:frame presentation:style-name="Mpr31" draw:text-style-name="MP20" draw:layer="backgroundobjects" svg:width="7.89cm" svg:height="1.313cm" svg:x="1.693cm" svg:y="17.354cm" presentation:class="date-time">
        <draw:text-box>
          <text:p text:style-name="MP19"><text:span text:style-name="MT13"><presentation:date-time/></text:span></text:p>
        </draw:text-box>
      </draw:frame>
      <draw:frame presentation:style-name="Mpr31" draw:text-style-name="MP22" draw:layer="backgroundobjects" svg:width="10.735cm" svg:height="1.313cm" svg:x="11.583cm" svg:y="17.354cm" presentation:class="footer">
        <draw:text-box>
          <text:p text:style-name="MP21"><text:span text:style-name="MT13"><presentation:footer/></text:span></text:p>
        </draw:text-box>
      </draw:frame>
      <draw:frame presentation:style-name="Mpr31" draw:text-style-name="MP24" draw:layer="backgroundobjects" svg:width="7.89cm" svg:height="1.313cm" svg:x="24.284cm" svg:y="17.354cm" presentation:class="page-number">
        <draw:text-box>
          <text:p text:style-name="MP23"><text:span text:style-name="MT1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16cm" presentation:class="page"/>
        <draw:frame presentation:style-name="Default_20_1-notes" draw:layer="backgroundobjects" svg:width="15.783cm" svg:height="12.792cm" svg:x="1.973cm" svg:y="13.504cm" presentation:class="notes" presentation:placeholder="true">
          <draw:text-box/>
        </draw:frame>
        <draw:frame presentation:style-name="Mpr32" draw:text-style-name="MP20" draw:layer="backgroundobjects" svg:width="8.561cm" svg:height="1.42cm" svg:x="0cm" svg:y="0cm" presentation:class="header">
          <draw:text-box>
            <text:p text:style-name="MP19"><text:span text:style-name="MT13"><presentation:header/></text:span></text:p>
          </draw:text-box>
        </draw:frame>
        <draw:frame presentation:style-name="Mpr32" draw:text-style-name="MP24" draw:layer="backgroundobjects" svg:width="8.561cm" svg:height="1.42cm" svg:x="11.168cm" svg:y="0cm" presentation:class="date-time">
          <draw:text-box>
            <text:p text:style-name="MP23"><text:span text:style-name="MT13"><presentation:date-time/></text:span></text:p>
          </draw:text-box>
        </draw:frame>
        <draw:frame presentation:style-name="Mpr33" draw:text-style-name="MP20" draw:layer="backgroundobjects" svg:width="8.561cm" svg:height="1.42cm" svg:x="0cm" svg:y="27.009cm" presentation:class="footer">
          <draw:text-box>
            <text:p text:style-name="MP19"><text:span text:style-name="MT13"><presentation:footer/></text:span></text:p>
          </draw:text-box>
        </draw:frame>
        <draw:frame presentation:style-name="Mpr33" draw:text-style-name="MP24" draw:layer="backgroundobjects" svg:width="8.561cm" svg:height="1.42cm" svg:x="11.168cm" svg:y="27.009cm" presentation:class="page-number">
          <draw:text-box>
            <text:p text:style-name="MP23"><text:span text:style-name="MT13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2.699cm" svg:height="9.524cm" svg:x="3.175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0" draw:layer="backgroundobjects" svg:width="8.266cm" svg:height="1.269cm" svg:x="0cm" svg:y="0cm" presentation:class="header">
          <draw:text-box>
            <text:p text:style-name="MP19"><text:span text:style-name="MT13"><presentation:header/></text:span></text:p>
          </draw:text-box>
        </draw:frame>
        <draw:frame presentation:style-name="Mpr34" draw:text-style-name="MP24" draw:layer="backgroundobjects" svg:width="8.266cm" svg:height="1.269cm" svg:x="10.783cm" svg:y="0cm" presentation:class="date-time">
          <draw:text-box>
            <text:p text:style-name="MP23"><text:span text:style-name="MT13"><presentation:date-time/></text:span></text:p>
          </draw:text-box>
        </draw:frame>
        <draw:frame presentation:style-name="Mpr35" draw:text-style-name="MP20" draw:layer="backgroundobjects" svg:width="8.266cm" svg:height="1.269cm" svg:x="0cm" svg:y="24.13cm" presentation:class="footer">
          <draw:text-box>
            <text:p text:style-name="MP19"><text:span text:style-name="MT13"><presentation:footer/></text:span></text:p>
          </draw:text-box>
        </draw:frame>
        <draw:frame presentation:style-name="Mpr35" draw:text-style-name="MP24" draw:layer="backgroundobjects" svg:width="8.266cm" svg:height="1.269cm" svg:x="10.783cm" svg:y="24.13cm" presentation:class="page-number">
          <draw:text-box>
            <text:p text:style-name="MP23"><text:span text:style-name="MT13"><text:page-number>&lt;number&gt;</text:page-number></text:span></text:p>
          </draw:text-box>
        </draw:frame>
      </presentation:notes>
    </style:master-page>
    <style:master-page style:name="Title5_5f_" style:display-name="Title5_" style:page-layout-name="PM1" draw:style-name="Mdp2">
      <draw:frame draw:name="Grafik 12" draw:style-name="Mgr4" draw:text-style-name="MP5" draw:layer="backgroundobjects" svg:width="5.367cm" svg:height="3.793cm" svg:x="26.939cm" svg:y="1.574cm">
        <draw:image xlink:href="Pictures/10000201000001D100000149E06BB54088DB95FB.png" xlink:type="simple" xlink:show="embed" xlink:actuate="onLoad" draw:mime-type="image/png">
          <text:p/>
        </draw:image>
      </draw:frame>
      <draw:custom-shape draw:name="Titel 5" draw:style-name="Mgr16" draw:text-style-name="MP13" draw:layer="backgroundobjects" svg:width="25.629cm" svg:height="5.583cm" svg:x="1.345cm" svg:y="9.265cm">
        <text:list text:style-name="ML6">
          <text:list-header>
            <text:p text:style-name="MP12"><text:span text:style-name="MT8">Space for</text:span><text:span text:style-name="MT8"><text:line-break/></text:span><text:span text:style-name="MT8">the subtitle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0" draw:style-name="Mgr4" draw:text-style-name="MP5" draw:layer="backgroundobjects" svg:width="10.416cm" svg:height="8.519cm" svg:x="23.451cm" svg:y="10.535cm">
        <draw:image xlink:href="Pictures/100002010000030E000002806C865FE3E6808201.png" xlink:type="simple" xlink:show="embed" xlink:actuate="onLoad" draw:mime-type="image/png">
          <text:p/>
        </draw:image>
      </draw:frame>
      <draw:frame presentation:style-name="Title5_5f_-title" draw:layer="backgroundobjects" svg:width="30.899cm" svg:height="2.747cm" svg:x="1.348cm" svg:y="1.6cm" presentation:class="title" presentation:placeholder="true">
        <draw:text-box/>
      </draw:frame>
      <draw:frame presentation:style-name="Title5_5f_-outline1" draw:layer="backgroundobjects" svg:width="30.952cm" svg:height="12.541cm" svg:x="1.31cm" svg:y="4.49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73cm" svg:height="28.43cm" svg:x="0cm" svg:y="0cm">
          <text:p/>
        </draw:rect>
        <draw:frame presentation:style-name="Mpr36" draw:text-style-name="MP2" draw:layer="backgroundobjects" svg:width="8.55cm" svg:height="1.424cm" svg:x="0cm" svg:y="0cm" presentation:class="header">
          <draw:text-box>
            <text:p/>
          </draw:text-box>
        </draw:frame>
        <draw:frame presentation:style-name="Mpr36" draw:text-style-name="MP4" draw:layer="backgroundobjects" svg:width="8.551cm" svg:height="1.424cm" svg:x="11.173cm" svg:y="0cm" presentation:class="date-time">
          <draw:text-box>
            <text:list text:style-name="ML1">
              <text:list-header>
                <text:p text:style-name="MP3"><text:span text:style-name="MT6"><presentation:date-time/></text:span></text:p>
              </text:list-header>
            </text:list>
          </draw:text-box>
        </draw:frame>
        <draw:page-thumbnail presentation:style-name="Title5_5f_-title" draw:layer="backgroundobjects" svg:width="17.057cm" svg:height="9.596cm" svg:x="1.335cm" svg:y="3.554cm" presentation:class="page"/>
        <draw:frame presentation:style-name="Title5_5f_-notes" draw:layer="backgroundobjects" svg:width="15.787cm" svg:height="11.192cm" svg:x="1.97cm" svg:y="13.683cm" presentation:class="notes" presentation:placeholder="true">
          <draw:text-box/>
        </draw:frame>
        <draw:frame presentation:style-name="Mpr37" draw:text-style-name="MP2" draw:layer="backgroundobjects" svg:width="8.55cm" svg:height="1.424cm" svg:x="0cm" svg:y="27.005cm" presentation:class="footer">
          <draw:text-box>
            <text:p/>
          </draw:text-box>
        </draw:frame>
        <draw:frame presentation:style-name="Mpr37" draw:text-style-name="MP4" draw:layer="backgroundobjects" svg:width="8.551cm" svg:height="1.424cm" svg:x="11.173cm" svg:y="27.005cm" presentation:class="page-number">
          <draw:text-box>
            <text:list text:style-name="ML1">
              <text:list-header>
                <text:p text:style-name="MP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" style:display-name="Title3_" style:page-layout-name="PM1" draw:style-name="Mdp2">
      <draw:frame draw:name="Grafik 11" draw:style-name="Mgr4" draw:text-style-name="MP5" draw:layer="backgroundobjects" svg:width="6.098cm" svg:height="6.103cm" svg:x="1.244cm" svg:y="8.974cm">
        <draw:image xlink:href="Pictures/1000032C000015E0000015E02E253F1D761069AA.emf" xlink:type="simple" xlink:show="embed" xlink:actuate="onLoad" draw:mime-type="image/x-emf">
          <text:p/>
        </draw:image>
        <draw:image xlink:href="Pictures/10000201000000D4000000D4A199CFE9DDA3CCF3.png" xlink:type="simple" xlink:show="embed" xlink:actuate="onLoad" draw:mime-type="image/png"/>
      </draw:frame>
      <draw:frame draw:name="Grafik 12" draw:style-name="Mgr4" draw:text-style-name="MP5" draw:layer="backgroundobjects" svg:width="5.367cm" svg:height="3.793cm" svg:x="26.939cm" svg:y="1.574cm">
        <draw:image xlink:href="Pictures/10000201000001D100000149E06BB54088DB95FB.png" xlink:type="simple" xlink:show="embed" xlink:actuate="onLoad" draw:mime-type="image/png">
          <text:p/>
        </draw:image>
      </draw:frame>
      <draw:frame draw:name="Grafik 1" draw:style-name="Mgr4" draw:text-style-name="MP5" draw:layer="backgroundobjects" svg:width="10.416cm" svg:height="8.519cm" svg:x="23.451cm" svg:y="10.535cm">
        <draw:image xlink:href="Pictures/100002010000030E000002806C865FE3E6808201.png" xlink:type="simple" xlink:show="embed" xlink:actuate="onLoad" draw:mime-type="image/png">
          <text:p/>
        </draw:image>
      </draw:frame>
      <draw:custom-shape draw:name="Textfeld 14" draw:style-name="Mgr17" draw:text-style-name="MP11" draw:layer="backgroundobjects" svg:width="12.824cm" svg:height="1.861cm" svg:x="1.358cm" svg:y="15.826cm">
        <text:list text:style-name="ML5">
          <text:list-header>
            <text:p text:style-name="MP10"><text:span text:style-name="MT7">LIT | Cyber-Physical Systems Lab</text:span></text:p>
            <text:p text:style-name="MP10"><text:span text:style-name="MT7">Johannes Kepler University Linz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-title" draw:layer="backgroundobjects" svg:width="30.899cm" svg:height="2.747cm" svg:x="1.348cm" svg:y="1.6cm" presentation:class="title" presentation:placeholder="true">
        <draw:text-box/>
      </draw:frame>
      <draw:frame presentation:style-name="Title3_5f_-outline1" draw:layer="backgroundobjects" svg:width="30.952cm" svg:height="12.541cm" svg:x="1.31cm" svg:y="4.49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73cm" svg:height="28.43cm" svg:x="0cm" svg:y="0cm">
          <text:p/>
        </draw:rect>
        <draw:frame presentation:style-name="Mpr38" draw:text-style-name="MP2" draw:layer="backgroundobjects" svg:width="8.55cm" svg:height="1.424cm" svg:x="0cm" svg:y="0cm" presentation:class="header">
          <draw:text-box>
            <text:p/>
          </draw:text-box>
        </draw:frame>
        <draw:frame presentation:style-name="Mpr38" draw:text-style-name="MP4" draw:layer="backgroundobjects" svg:width="8.551cm" svg:height="1.424cm" svg:x="11.173cm" svg:y="0cm" presentation:class="date-time">
          <draw:text-box>
            <text:list text:style-name="ML1">
              <text:list-header>
                <text:p text:style-name="MP3"><text:span text:style-name="MT6"><presentation:date-time/></text:span></text:p>
              </text:list-header>
            </text:list>
          </draw:text-box>
        </draw:frame>
        <draw:page-thumbnail presentation:style-name="Title3_5f_-title" draw:layer="backgroundobjects" svg:width="17.057cm" svg:height="9.596cm" svg:x="1.335cm" svg:y="3.554cm" presentation:class="page"/>
        <draw:frame presentation:style-name="Title3_5f_-notes" draw:layer="backgroundobjects" svg:width="15.787cm" svg:height="11.192cm" svg:x="1.97cm" svg:y="13.683cm" presentation:class="notes" presentation:placeholder="true">
          <draw:text-box/>
        </draw:frame>
        <draw:frame presentation:style-name="Mpr39" draw:text-style-name="MP2" draw:layer="backgroundobjects" svg:width="8.55cm" svg:height="1.424cm" svg:x="0cm" svg:y="27.005cm" presentation:class="footer">
          <draw:text-box>
            <text:p/>
          </draw:text-box>
        </draw:frame>
        <draw:frame presentation:style-name="Mpr39" draw:text-style-name="MP4" draw:layer="backgroundobjects" svg:width="8.551cm" svg:height="1.424cm" svg:x="11.173cm" svg:y="27.005cm" presentation:class="page-number">
          <draw:text-box>
            <text:list text:style-name="ML1">
              <text:list-header>
                <text:p text:style-name="MP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_5f_" style:display-name="Title3__" style:page-layout-name="PM1" draw:style-name="Mdp2">
      <draw:frame draw:name="Grafik 11" draw:style-name="Mgr4" draw:text-style-name="MP5" draw:layer="backgroundobjects" svg:width="6.098cm" svg:height="6.103cm" svg:x="1.244cm" svg:y="8.974cm">
        <draw:image xlink:href="Pictures/1000032C000015E0000015E02E253F1D761069AA.emf" xlink:type="simple" xlink:show="embed" xlink:actuate="onLoad" draw:mime-type="image/x-emf">
          <text:p/>
        </draw:image>
        <draw:image xlink:href="Pictures/10000201000000D4000000D4A199CFE9DDA3CCF3.png" xlink:type="simple" xlink:show="embed" xlink:actuate="onLoad" draw:mime-type="image/png"/>
      </draw:frame>
      <draw:frame draw:name="Grafik 12" draw:style-name="Mgr4" draw:text-style-name="MP5" draw:layer="backgroundobjects" svg:width="5.367cm" svg:height="3.793cm" svg:x="26.939cm" svg:y="1.574cm">
        <draw:image xlink:href="Pictures/10000201000001D100000149E06BB54088DB95FB.png" xlink:type="simple" xlink:show="embed" xlink:actuate="onLoad" draw:mime-type="image/png">
          <text:p/>
        </draw:image>
      </draw:frame>
      <draw:frame draw:name="Grafik 1" draw:style-name="Mgr4" draw:text-style-name="MP5" draw:layer="backgroundobjects" svg:width="10.416cm" svg:height="8.519cm" svg:x="23.451cm" svg:y="10.535cm">
        <draw:image xlink:href="Pictures/100002010000030E000002806C865FE3E6808201.png" xlink:type="simple" xlink:show="embed" xlink:actuate="onLoad" draw:mime-type="image/png">
          <text:p/>
        </draw:image>
      </draw:frame>
      <draw:custom-shape draw:name="Textfeld 14" draw:style-name="Mgr18" draw:text-style-name="MP11" draw:layer="backgroundobjects" svg:width="12.824cm" svg:height="1.861cm" svg:x="1.358cm" svg:y="15.826cm">
        <text:list text:style-name="ML5">
          <text:list-header>
            <text:p text:style-name="MP10"><text:span text:style-name="MT7">LIT | Cyber-Physical Systems Lab</text:span></text:p>
            <text:p text:style-name="MP10"><text:span text:style-name="MT7">Johannes Kepler University Linz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_5f_-title" draw:layer="backgroundobjects" svg:width="30.899cm" svg:height="2.747cm" svg:x="1.348cm" svg:y="1.6cm" presentation:class="title" presentation:placeholder="true">
        <draw:text-box/>
      </draw:frame>
      <draw:frame presentation:style-name="Title3_5f__5f_-outline1" draw:layer="backgroundobjects" svg:width="30.952cm" svg:height="12.541cm" svg:x="1.31cm" svg:y="4.49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73cm" svg:height="28.43cm" svg:x="0cm" svg:y="0cm">
          <text:p/>
        </draw:rect>
        <draw:frame presentation:style-name="Mpr40" draw:text-style-name="MP2" draw:layer="backgroundobjects" svg:width="8.55cm" svg:height="1.424cm" svg:x="0cm" svg:y="0cm" presentation:class="header">
          <draw:text-box>
            <text:p/>
          </draw:text-box>
        </draw:frame>
        <draw:frame presentation:style-name="Mpr40" draw:text-style-name="MP4" draw:layer="backgroundobjects" svg:width="8.551cm" svg:height="1.424cm" svg:x="11.173cm" svg:y="0cm" presentation:class="date-time">
          <draw:text-box>
            <text:list text:style-name="ML1">
              <text:list-header>
                <text:p text:style-name="MP3"><text:span text:style-name="MT6"><presentation:date-time/></text:span></text:p>
              </text:list-header>
            </text:list>
          </draw:text-box>
        </draw:frame>
        <draw:page-thumbnail presentation:style-name="Title3_5f__5f_-title" draw:layer="backgroundobjects" svg:width="17.057cm" svg:height="9.596cm" svg:x="1.335cm" svg:y="3.554cm" presentation:class="page"/>
        <draw:frame presentation:style-name="Title3_5f__5f_-notes" draw:layer="backgroundobjects" svg:width="15.787cm" svg:height="11.192cm" svg:x="1.97cm" svg:y="13.683cm" presentation:class="notes" presentation:placeholder="true">
          <draw:text-box/>
        </draw:frame>
        <draw:frame presentation:style-name="Mpr41" draw:text-style-name="MP2" draw:layer="backgroundobjects" svg:width="8.55cm" svg:height="1.424cm" svg:x="0cm" svg:y="27.005cm" presentation:class="footer">
          <draw:text-box>
            <text:p/>
          </draw:text-box>
        </draw:frame>
        <draw:frame presentation:style-name="Mpr41" draw:text-style-name="MP4" draw:layer="backgroundobjects" svg:width="8.551cm" svg:height="1.424cm" svg:x="11.173cm" svg:y="27.005cm" presentation:class="page-number">
          <draw:text-box>
            <text:list text:style-name="ML1">
              <text:list-header>
                <text:p text:style-name="MP3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Sonnleithner Lisa</meta:initial-creator>
    <meta:creation-date>2020-05-05T13:21:32</meta:creation-date>
    <dc:date>2021-01-20T11:17:36.919643732</dc:date>
    <meta:print-date>2020-05-06T11:04:21</meta:print-date>
    <meta:editing-cycles>236</meta:editing-cycles>
    <meta:editing-duration>PT22H9M51S</meta:editing-duration>
    <meta:generator>LibreOffice/7.0.4.2$Linux_X86_64 LibreOffice_project/00$Build-2</meta:generator>
    <meta:document-statistic meta:object-count="220"/>
  </office:meta>
</office:document-meta>
</file>